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1.1701in"/>
    </style:style>
    <style:style style:name="co3" style:family="table-column">
      <style:table-column-properties fo:break-before="auto" style:column-width="0.9563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6744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ffcc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ff00" fo:padding="0.028in"/>
    </style:style>
    <style:style style:name="ce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33">
      <style:table-cell-properties fo:padding="0.028in"/>
    </style:style>
    <style:style style:name="ce16" style:family="table-cell" style:parent-style-name="Default" style:data-style-name="N133">
      <style:table-cell-properties fo:background-color="#ffcc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35">
      <style:table-cell-properties fo:padding="0.028in"/>
    </style:style>
    <style:style style:name="ce19" style:family="table-cell" style:parent-style-name="Default" style:data-style-name="N135">
      <style:table-cell-properties fo:background-color="#ffcc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1"/>
    <style:style style:name="ce21" style:family="table-cell" style:parent-style-name="Default" style:data-style-name="N133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00ff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3"/>
        <table:table-column table:style-name="co7" table:default-cell-style-name="ce15"/>
        <table:table-column table:style-name="co8" table:default-cell-style-name="ce18"/>
        <table:table-column table:style-name="co9" table:default-cell-style-name="ce13"/>
        <table:table-column table:style-name="co10" table:default-cell-style-name="ce13"/>
        <table:table-row table:style-name="ro1">
          <table:table-cell table:style-name="Default" office:value-type="string" calcext:value-type="string">
            <text:p>osc</text:p>
          </table:table-cell>
          <table:table-cell table:style-name="Default" office:value-type="float" office:value="50000000" calcext:value-type="float">
            <text:p>50000000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div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string" calcext:value-type="string">
            <text:p>PWM counts</text:p>
          </table:table-cell>
          <table:table-cell table:style-name="Default" office:value-type="string" calcext:value-type="string">
            <text:p>8 up, 8 down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fmax</text:p>
          </table:table-cell>
          <table:table-cell table:style-name="Default" table:formula="of:=[.B1]/[.B2]" office:value-type="float" office:value="97656.25" calcext:value-type="float">
            <text:p>97656.25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Key_</text:p>
            <text:p>Num</text:p>
          </table:table-cell>
          <table:table-cell table:style-name="ce4"/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Note Freq</text:p>
          </table:table-cell>
          <table:table-cell table:style-name="ce10" office:value-type="string" calcext:value-type="string">
            <text:p>divisor</text:p>
          </table:table-cell>
          <table:table-cell table:style-name="ce12" office:value-type="string" calcext:value-type="string">
            <text:p>Rounded</text:p>
          </table:table-cell>
          <table:table-cell table:style-name="ce14" office:value-type="string" calcext:value-type="string">
            <text:p>Diff. </text:p>
            <text:p>(Hz)</text:p>
          </table:table-cell>
          <table:table-cell table:style-name="ce17" office:value-type="string" calcext:value-type="string">
            <text:p>Error</text:p>
          </table:table-cell>
          <table:table-cell table:style-name="ce21" office:value-type="string" calcext:value-type="string">
            <text:p>Start</text:p>
            <text:p>Count</text:p>
          </table:table-cell>
          <table:table-cell table:style-name="ce21" office:value-type="string" calcext:value-type="string">
            <text:p>Counter</text:p>
            <text:p>Prese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͵͵</text:p>
          </table:table-cell>
          <table:table-cell office:value-type="string" calcext:value-type="string">
            <text:p>A0</text:p>
          </table:table-cell>
          <table:table-cell table:style-name="ce4" office:value-type="float" office:value="27.5" calcext:value-type="float">
            <text:p>27.5</text:p>
          </table:table-cell>
          <table:table-cell table:formula="of:=[.$B$3]/[.D6]" office:value-type="float" office:value="3551.13636363636" calcext:value-type="float">
            <text:p>3551.136</text:p>
          </table:table-cell>
          <table:table-cell table:formula="of:=ROUND([.E6];0)" office:value-type="float" office:value="3551" calcext:value-type="float">
            <text:p>3551</text:p>
          </table:table-cell>
          <table:table-cell table:formula="of:=ABS([.E6]-[.F6])" office:value-type="float" office:value="0.136363636363512" calcext:value-type="float">
            <text:p>0.136</text:p>
          </table:table-cell>
          <table:table-cell table:formula="of:=[.G6]/[.E6]" office:value-type="percentage" office:value="0.0000383999999999651" calcext:value-type="percentage">
            <text:p>0.0038%</text:p>
          </table:table-cell>
          <table:table-cell table:formula="of:=[.$J$1]-[.F6]" office:value-type="float" office:value="-3551" calcext:value-type="float">
            <text:p>-3551</text:p>
          </table:table-cell>
          <table:table-cell table:formula="of:=DEC2HEX([.I6])" office:value-type="string" office:string-value="FFFFFFF221" calcext:value-type="string">
            <text:p>FFFFFFF22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♯͵͵/B♭͵͵</text:p>
          </table:table-cell>
          <table:table-cell office:value-type="string" calcext:value-type="string">
            <text:p>A♯0/B♭0</text:p>
          </table:table-cell>
          <table:table-cell office:value-type="float" office:value="29.13524" calcext:value-type="float">
            <text:p>29.13524</text:p>
          </table:table-cell>
          <table:table-cell table:formula="of:=[.$B$3]/[.D7]" office:value-type="float" office:value="3351.82583016306" calcext:value-type="float">
            <text:p>3351.826</text:p>
          </table:table-cell>
          <table:table-cell table:formula="of:=ROUND([.E7];0)" office:value-type="float" office:value="3352" calcext:value-type="float">
            <text:p>3352</text:p>
          </table:table-cell>
          <table:table-cell table:formula="of:=ABS([.E7]-[.F7])" office:value-type="float" office:value="0.174169836939655" calcext:value-type="float">
            <text:p>0.174</text:p>
          </table:table-cell>
          <table:table-cell table:formula="of:=[.G7]/[.E7]" office:value-type="percentage" office:value="0.0000519626751999764" calcext:value-type="percentage">
            <text:p>0.0052%</text:p>
          </table:table-cell>
          <table:table-cell table:formula="of:=[.$J$1]-[.F7]" office:value-type="float" office:value="-3352" calcext:value-type="float">
            <text:p>-3352</text:p>
          </table:table-cell>
          <table:table-cell table:formula="of:=DEC2HEX([.I7])" office:value-type="string" office:string-value="FFFFFFF2E8" calcext:value-type="string">
            <text:p>FFFFFFF2E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͵͵</text:p>
          </table:table-cell>
          <table:table-cell office:value-type="string" calcext:value-type="string">
            <text:p>B0</text:p>
          </table:table-cell>
          <table:table-cell office:value-type="float" office:value="30.86771" calcext:value-type="float">
            <text:p>30.86771</text:p>
          </table:table-cell>
          <table:table-cell table:formula="of:=[.$B$3]/[.D8]" office:value-type="float" office:value="3163.70245800547" calcext:value-type="float">
            <text:p>3163.702</text:p>
          </table:table-cell>
          <table:table-cell table:formula="of:=ROUND([.E8];0)" office:value-type="float" office:value="3164" calcext:value-type="float">
            <text:p>3164</text:p>
          </table:table-cell>
          <table:table-cell table:formula="of:=ABS([.E8]-[.F8])" office:value-type="float" office:value="0.297541994530548" calcext:value-type="float">
            <text:p>0.298</text:p>
          </table:table-cell>
          <table:table-cell table:formula="of:=[.G8]/[.E8]" office:value-type="percentage" office:value="0.000094048665599903" calcext:value-type="percentage">
            <text:p>0.0094%</text:p>
          </table:table-cell>
          <table:table-cell table:formula="of:=[.$J$1]-[.F8]" office:value-type="float" office:value="-3164" calcext:value-type="float">
            <text:p>-3164</text:p>
          </table:table-cell>
          <table:table-cell table:formula="of:=DEC2HEX([.I8])" office:value-type="string" office:string-value="FFFFFFF3A4" calcext:value-type="string">
            <text:p>FFFFFFF3A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C͵ contra-</text:p>
            <text:p><text:span text:style-name="T1">octave</text:span></text:p>
          </table:table-cell>
          <table:table-cell office:value-type="string" calcext:value-type="string">
            <text:p>C1 Pedal C</text:p>
          </table:table-cell>
          <table:table-cell office:value-type="float" office:value="32.7032" calcext:value-type="float">
            <text:p>32.7032</text:p>
          </table:table-cell>
          <table:table-cell table:formula="of:=[.$B$3]/[.D9]" office:value-type="float" office:value="2986.13744220749" calcext:value-type="float">
            <text:p>2986.137</text:p>
          </table:table-cell>
          <table:table-cell table:formula="of:=ROUND([.E9];0)" office:value-type="float" office:value="2986" calcext:value-type="float">
            <text:p>2986</text:p>
          </table:table-cell>
          <table:table-cell table:formula="of:=ABS([.E9]-[.F9])" office:value-type="float" office:value="0.137442207490039" calcext:value-type="float">
            <text:p>0.137</text:p>
          </table:table-cell>
          <table:table-cell table:formula="of:=[.G9]/[.E9]" office:value-type="percentage" office:value="0.0000460267519998798" calcext:value-type="percentage">
            <text:p>0.0046%</text:p>
          </table:table-cell>
          <table:table-cell table:formula="of:=[.$J$1]-[.F9]" office:value-type="float" office:value="-2986" calcext:value-type="float">
            <text:p>-2986</text:p>
          </table:table-cell>
          <table:table-cell table:formula="of:=DEC2HEX([.I9])" office:value-type="string" office:string-value="FFFFFFF456" calcext:value-type="string">
            <text:p>FFFFFFF45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♯͵/D♭͵</text:p>
          </table:table-cell>
          <table:table-cell office:value-type="string" calcext:value-type="string">
            <text:p>C♯1/D♭1</text:p>
          </table:table-cell>
          <table:table-cell office:value-type="float" office:value="34.64783" calcext:value-type="float">
            <text:p>34.64783</text:p>
          </table:table-cell>
          <table:table-cell table:formula="of:=[.$B$3]/[.D10]" office:value-type="float" office:value="2818.53870790754" calcext:value-type="float">
            <text:p>2818.539</text:p>
          </table:table-cell>
          <table:table-cell table:formula="of:=ROUND([.E10];0)" office:value-type="float" office:value="2819" calcext:value-type="float">
            <text:p>2819</text:p>
          </table:table-cell>
          <table:table-cell table:formula="of:=ABS([.E10]-[.F10])" office:value-type="float" office:value="0.461292092462827" calcext:value-type="float">
            <text:p>0.461</text:p>
          </table:table-cell>
          <table:table-cell table:formula="of:=[.G10]/[.E10]" office:value-type="percentage" office:value="0.000163663564799962" calcext:value-type="percentage">
            <text:p>0.0164%</text:p>
          </table:table-cell>
          <table:table-cell table:formula="of:=[.$J$1]-[.F10]" office:value-type="float" office:value="-2819" calcext:value-type="float">
            <text:p>-2819</text:p>
          </table:table-cell>
          <table:table-cell table:formula="of:=DEC2HEX([.I10])" office:value-type="string" office:string-value="FFFFFFF4FD" calcext:value-type="string">
            <text:p>FFFFFFF4FD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͵</text:p>
          </table:table-cell>
          <table:table-cell office:value-type="string" calcext:value-type="string">
            <text:p>D1</text:p>
          </table:table-cell>
          <table:table-cell office:value-type="float" office:value="36.7081" calcext:value-type="float">
            <text:p>36.7081</text:p>
          </table:table-cell>
          <table:table-cell table:formula="of:=[.$B$3]/[.D11]" office:value-type="float" office:value="2660.346081655" calcext:value-type="float">
            <text:p>2660.346</text:p>
          </table:table-cell>
          <table:table-cell table:formula="of:=ROUND([.E11];0)" office:value-type="float" office:value="2660" calcext:value-type="float">
            <text:p>2660</text:p>
          </table:table-cell>
          <table:table-cell table:formula="of:=ABS([.E11]-[.F11])" office:value-type="float" office:value="0.346081655002308" calcext:value-type="float">
            <text:p>0.346</text:p>
          </table:table-cell>
          <table:table-cell table:formula="of:=[.G11]/[.E11]" office:value-type="percentage" office:value="0.0001300889599999" calcext:value-type="percentage">
            <text:p>0.0130%</text:p>
          </table:table-cell>
          <table:table-cell table:formula="of:=[.$J$1]-[.F11]" office:value-type="float" office:value="-2660" calcext:value-type="float">
            <text:p>-2660</text:p>
          </table:table-cell>
          <table:table-cell table:formula="of:=DEC2HEX([.I11])" office:value-type="string" office:string-value="FFFFFFF59C" calcext:value-type="string">
            <text:p>FFFFFFF59C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♯͵/E♭͵</text:p>
          </table:table-cell>
          <table:table-cell office:value-type="string" calcext:value-type="string">
            <text:p>D♯1/E♭1</text:p>
          </table:table-cell>
          <table:table-cell office:value-type="float" office:value="38.89087" calcext:value-type="float">
            <text:p>38.89087</text:p>
          </table:table-cell>
          <table:table-cell table:formula="of:=[.$B$3]/[.D12]" office:value-type="float" office:value="2511.03279510075" calcext:value-type="float">
            <text:p>2511.033</text:p>
          </table:table-cell>
          <table:table-cell table:formula="of:=ROUND([.E12];0)" office:value-type="float" office:value="2511" calcext:value-type="float">
            <text:p>2511</text:p>
          </table:table-cell>
          <table:table-cell table:formula="of:=ABS([.E12]-[.F12])" office:value-type="float" office:value="0.0327951007525371" calcext:value-type="float">
            <text:p>0.033</text:p>
          </table:table-cell>
          <table:table-cell table:formula="of:=[.G12]/[.E12]" office:value-type="percentage" office:value="0.0000130604032000391" calcext:value-type="percentage">
            <text:p>0.0013%</text:p>
          </table:table-cell>
          <table:table-cell table:formula="of:=[.$J$1]-[.F12]" office:value-type="float" office:value="-2511" calcext:value-type="float">
            <text:p>-2511</text:p>
          </table:table-cell>
          <table:table-cell table:formula="of:=DEC2HEX([.I12])" office:value-type="string" office:string-value="FFFFFFF631" calcext:value-type="string">
            <text:p>FFFFFFF63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͵</text:p>
          </table:table-cell>
          <table:table-cell office:value-type="string" calcext:value-type="string">
            <text:p>E1</text:p>
          </table:table-cell>
          <table:table-cell office:value-type="float" office:value="41.20344" calcext:value-type="float">
            <text:p>41.20344</text:p>
          </table:table-cell>
          <table:table-cell table:formula="of:=[.$B$3]/[.D13]" office:value-type="float" office:value="2370.09943829933" calcext:value-type="float">
            <text:p>2370.099</text:p>
          </table:table-cell>
          <table:table-cell table:formula="of:=ROUND([.E13];0)" office:value-type="float" office:value="2370" calcext:value-type="float">
            <text:p>2370</text:p>
          </table:table-cell>
          <table:table-cell table:formula="of:=ABS([.E13]-[.F13])" office:value-type="float" office:value="0.0994382993262661" calcext:value-type="float">
            <text:p>0.099</text:p>
          </table:table-cell>
          <table:table-cell table:formula="of:=[.G13]/[.E13]" office:value-type="percentage" office:value="0.0000419553279999165" calcext:value-type="percentage">
            <text:p>0.0042%</text:p>
          </table:table-cell>
          <table:table-cell table:formula="of:=[.$J$1]-[.F13]" office:value-type="float" office:value="-2370" calcext:value-type="float">
            <text:p>-2370</text:p>
          </table:table-cell>
          <table:table-cell table:formula="of:=DEC2HEX([.I13])" office:value-type="string" office:string-value="FFFFFFF6BE" calcext:value-type="string">
            <text:p>FFFFFFF6B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͵</text:p>
          </table:table-cell>
          <table:table-cell office:value-type="string" calcext:value-type="string">
            <text:p>F1</text:p>
          </table:table-cell>
          <table:table-cell office:value-type="float" office:value="43.65353" calcext:value-type="float">
            <text:p>43.65353</text:p>
          </table:table-cell>
          <table:table-cell table:formula="of:=[.$B$3]/[.D14]" office:value-type="float" office:value="2237.07567291809" calcext:value-type="float">
            <text:p>2237.076</text:p>
          </table:table-cell>
          <table:table-cell table:formula="of:=ROUND([.E14];0)" office:value-type="float" office:value="2237" calcext:value-type="float">
            <text:p>2237</text:p>
          </table:table-cell>
          <table:table-cell table:formula="of:=ABS([.E14]-[.F14])" office:value-type="float" office:value="0.0756729180893672" calcext:value-type="float">
            <text:p>0.076</text:p>
          </table:table-cell>
          <table:table-cell table:formula="of:=[.G14]/[.E14]" office:value-type="percentage" office:value="0.0000338267136000177" calcext:value-type="percentage">
            <text:p>0.0034%</text:p>
          </table:table-cell>
          <table:table-cell table:formula="of:=[.$J$1]-[.F14]" office:value-type="float" office:value="-2237" calcext:value-type="float">
            <text:p>-2237</text:p>
          </table:table-cell>
          <table:table-cell table:formula="of:=DEC2HEX([.I14])" office:value-type="string" office:string-value="FFFFFFF743" calcext:value-type="string">
            <text:p>FFFFFFF74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♯͵/G♭͵</text:p>
          </table:table-cell>
          <table:table-cell office:value-type="string" calcext:value-type="string">
            <text:p>F♯1/G♭1</text:p>
          </table:table-cell>
          <table:table-cell office:value-type="float" office:value="46.2493" calcext:value-type="float">
            <text:p>46.2493</text:p>
          </table:table-cell>
          <table:table-cell table:formula="of:=[.$B$3]/[.D15]" office:value-type="float" office:value="2111.51844460349" calcext:value-type="float">
            <text:p>2111.518</text:p>
          </table:table-cell>
          <table:table-cell table:formula="of:=ROUND([.E15];0)" office:value-type="float" office:value="2112" calcext:value-type="float">
            <text:p>2112</text:p>
          </table:table-cell>
          <table:table-cell table:formula="of:=ABS([.E15]-[.F15])" office:value-type="float" office:value="0.481555396514068" calcext:value-type="float">
            <text:p>0.482</text:p>
          </table:table-cell>
          <table:table-cell table:formula="of:=[.G15]/[.E15]" office:value-type="percentage" office:value="0.00022806118399998" calcext:value-type="percentage">
            <text:p>0.0228%</text:p>
          </table:table-cell>
          <table:table-cell table:formula="of:=[.$J$1]-[.F15]" office:value-type="float" office:value="-2112" calcext:value-type="float">
            <text:p>-2112</text:p>
          </table:table-cell>
          <table:table-cell table:formula="of:=DEC2HEX([.I15])" office:value-type="string" office:string-value="FFFFFFF7C0" calcext:value-type="string">
            <text:p>FFFFFFF7C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͵</text:p>
          </table:table-cell>
          <table:table-cell office:value-type="string" calcext:value-type="string">
            <text:p>G1</text:p>
          </table:table-cell>
          <table:table-cell office:value-type="float" office:value="48.99943" calcext:value-type="float">
            <text:p>48.99943</text:p>
          </table:table-cell>
          <table:table-cell table:formula="of:=[.$B$3]/[.D16]" office:value-type="float" office:value="1993.00787784674" calcext:value-type="float">
            <text:p>1993.008</text:p>
          </table:table-cell>
          <table:table-cell table:formula="of:=ROUND([.E16];0)" office:value-type="float" office:value="1993" calcext:value-type="float">
            <text:p>1993</text:p>
          </table:table-cell>
          <table:table-cell table:formula="of:=ABS([.E16]-[.F16])" office:value-type="float" office:value="0.00787784674253089" calcext:value-type="float">
            <text:p>0.008</text:p>
          </table:table-cell>
          <table:table-cell table:formula="of:=[.G16]/[.E16]" office:value-type="percentage" office:value="0.00000395274240011643" calcext:value-type="percentage">
            <text:p>0.0004%</text:p>
          </table:table-cell>
          <table:table-cell table:formula="of:=[.$J$1]-[.F16]" office:value-type="float" office:value="-1993" calcext:value-type="float">
            <text:p>-1993</text:p>
          </table:table-cell>
          <table:table-cell table:formula="of:=DEC2HEX([.I16])" office:value-type="string" office:string-value="FFFFFFF837" calcext:value-type="string">
            <text:p>FFFFFFF837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G♯͵/A♭͵</text:p>
          </table:table-cell>
          <table:table-cell office:value-type="string" calcext:value-type="string">
            <text:p>G♯1/A♭1</text:p>
          </table:table-cell>
          <table:table-cell office:value-type="float" office:value="51.91309" calcext:value-type="float">
            <text:p>51.91309</text:p>
          </table:table-cell>
          <table:table-cell table:formula="of:=[.$B$3]/[.D17]" office:value-type="float" office:value="1881.14885860194" calcext:value-type="float">
            <text:p>1881.149</text:p>
          </table:table-cell>
          <table:table-cell table:formula="of:=ROUND([.E17];0)" office:value-type="float" office:value="1881" calcext:value-type="float">
            <text:p>1881</text:p>
          </table:table-cell>
          <table:table-cell table:formula="of:=ABS([.E17]-[.F17])" office:value-type="float" office:value="0.148858601944312" calcext:value-type="float">
            <text:p>0.149</text:p>
          </table:table-cell>
          <table:table-cell table:formula="of:=[.G17]/[.E17]" office:value-type="percentage" office:value="0.0000791317504000946" calcext:value-type="percentage">
            <text:p>0.0079%</text:p>
          </table:table-cell>
          <table:table-cell table:formula="of:=[.$J$1]-[.F17]" office:value-type="float" office:value="-1881" calcext:value-type="float">
            <text:p>-1881</text:p>
          </table:table-cell>
          <table:table-cell table:formula="of:=DEC2HEX([.I17])" office:value-type="string" office:string-value="FFFFFFF8A7" calcext:value-type="string">
            <text:p>FFFFFFF8A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͵</text:p>
          </table:table-cell>
          <table:table-cell office:value-type="string" calcext:value-type="string">
            <text:p>A1</text:p>
          </table:table-cell>
          <table:table-cell table:style-name="ce4" office:value-type="float" office:value="55" calcext:value-type="float">
            <text:p>55</text:p>
          </table:table-cell>
          <table:table-cell table:formula="of:=[.$B$3]/[.D18]" office:value-type="float" office:value="1775.56818181818" calcext:value-type="float">
            <text:p>1775.568</text:p>
          </table:table-cell>
          <table:table-cell table:formula="of:=ROUND([.E18];0)" office:value-type="float" office:value="1776" calcext:value-type="float">
            <text:p>1776</text:p>
          </table:table-cell>
          <table:table-cell table:formula="of:=ABS([.E18]-[.F18])" office:value-type="float" office:value="0.431818181818244" calcext:value-type="float">
            <text:p>0.432</text:p>
          </table:table-cell>
          <table:table-cell table:formula="of:=[.G18]/[.E18]" office:value-type="percentage" office:value="0.000243200000000035" calcext:value-type="percentage">
            <text:p>0.0243%</text:p>
          </table:table-cell>
          <table:table-cell table:formula="of:=[.$J$1]-[.F18]" office:value-type="float" office:value="-1776" calcext:value-type="float">
            <text:p>-1776</text:p>
          </table:table-cell>
          <table:table-cell table:formula="of:=DEC2HEX([.I18])" office:value-type="string" office:string-value="FFFFFFF910" calcext:value-type="string">
            <text:p>FFFFFFF91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♯͵/B♭͵</text:p>
          </table:table-cell>
          <table:table-cell office:value-type="string" calcext:value-type="string">
            <text:p>A♯1/B♭1</text:p>
          </table:table-cell>
          <table:table-cell office:value-type="float" office:value="58.27047" calcext:value-type="float">
            <text:p>58.27047</text:p>
          </table:table-cell>
          <table:table-cell table:formula="of:=[.$B$3]/[.D19]" office:value-type="float" office:value="1675.91320269083" calcext:value-type="float">
            <text:p>1675.913</text:p>
          </table:table-cell>
          <table:table-cell table:formula="of:=ROUND([.E19];0)" office:value-type="float" office:value="1676" calcext:value-type="float">
            <text:p>1676</text:p>
          </table:table-cell>
          <table:table-cell table:formula="of:=ABS([.E19]-[.F19])" office:value-type="float" office:value="0.0867973091687873" calcext:value-type="float">
            <text:p>0.087</text:p>
          </table:table-cell>
          <table:table-cell table:formula="of:=[.G19]/[.E19]" office:value-type="percentage" office:value="0.0000517910528000056" calcext:value-type="percentage">
            <text:p>0.0052%</text:p>
          </table:table-cell>
          <table:table-cell table:formula="of:=[.$J$1]-[.F19]" office:value-type="float" office:value="-1676" calcext:value-type="float">
            <text:p>-1676</text:p>
          </table:table-cell>
          <table:table-cell table:formula="of:=DEC2HEX([.I19])" office:value-type="string" office:string-value="FFFFFFF974" calcext:value-type="string">
            <text:p>FFFFFFF97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͵</text:p>
          </table:table-cell>
          <table:table-cell office:value-type="string" calcext:value-type="string">
            <text:p>B1</text:p>
          </table:table-cell>
          <table:table-cell office:value-type="float" office:value="61.73541" calcext:value-type="float">
            <text:p>61.73541</text:p>
          </table:table-cell>
          <table:table-cell table:formula="of:=[.$B$3]/[.D20]" office:value-type="float" office:value="1581.85148523352" calcext:value-type="float">
            <text:p>1581.851</text:p>
          </table:table-cell>
          <table:table-cell table:formula="of:=ROUND([.E20];0)" office:value-type="float" office:value="1582" calcext:value-type="float">
            <text:p>1582</text:p>
          </table:table-cell>
          <table:table-cell table:formula="of:=ABS([.E20]-[.F20])" office:value-type="float" office:value="0.14851476648505" calcext:value-type="float">
            <text:p>0.149</text:p>
          </table:table-cell>
          <table:table-cell table:formula="of:=[.G20]/[.E20]" office:value-type="percentage" office:value="0.0000938866688000904" calcext:value-type="percentage">
            <text:p>0.0094%</text:p>
          </table:table-cell>
          <table:table-cell table:formula="of:=[.$J$1]-[.F20]" office:value-type="float" office:value="-1582" calcext:value-type="float">
            <text:p>-1582</text:p>
          </table:table-cell>
          <table:table-cell table:formula="of:=DEC2HEX([.I20])" office:value-type="string" office:string-value="FFFFFFF9D2" calcext:value-type="string">
            <text:p>FFFFFFF9D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C great </text:p>
            <text:p><text:span text:style-name="T1">octave</text:span></text:p>
          </table:table-cell>
          <table:table-cell table:style-name="ce6" office:value-type="string" calcext:value-type="string">
            <text:p>C2 </text:p>
            <text:p><text:span text:style-name="T1">Deep C</text:span></text:p>
          </table:table-cell>
          <table:table-cell office:value-type="float" office:value="65.40639" calcext:value-type="float">
            <text:p>65.40639</text:p>
          </table:table-cell>
          <table:table-cell table:formula="of:=[.$B$3]/[.D21]" office:value-type="float" office:value="1493.06894937941" calcext:value-type="float">
            <text:p>1493.069</text:p>
          </table:table-cell>
          <table:table-cell table:formula="of:=ROUND([.E21];0)" office:value-type="float" office:value="1493" calcext:value-type="float">
            <text:p>1493</text:p>
          </table:table-cell>
          <table:table-cell table:formula="of:=ABS([.E21]-[.F21])" office:value-type="float" office:value="0.0689493794106966" calcext:value-type="float">
            <text:p>0.069</text:p>
          </table:table-cell>
          <table:table-cell table:formula="of:=[.G21]/[.E21]" office:value-type="percentage" office:value="0.0000461796351999385" calcext:value-type="percentage">
            <text:p>0.0046%</text:p>
          </table:table-cell>
          <table:table-cell table:formula="of:=[.$J$1]-[.F21]" office:value-type="float" office:value="-1493" calcext:value-type="float">
            <text:p>-1493</text:p>
          </table:table-cell>
          <table:table-cell table:formula="of:=DEC2HEX([.I21])" office:value-type="string" office:string-value="FFFFFFFA2B" calcext:value-type="string">
            <text:p>FFFFFFFA2B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♯/D♭</text:p>
          </table:table-cell>
          <table:table-cell office:value-type="string" calcext:value-type="string">
            <text:p>C♯2/D♭2</text:p>
          </table:table-cell>
          <table:table-cell office:value-type="float" office:value="69.29566" calcext:value-type="float">
            <text:p>69.29566</text:p>
          </table:table-cell>
          <table:table-cell table:formula="of:=[.$B$3]/[.D22]" office:value-type="float" office:value="1409.26935395377" calcext:value-type="float">
            <text:p>1409.269</text:p>
          </table:table-cell>
          <table:table-cell table:formula="of:=ROUND([.E22];0)" office:value-type="float" office:value="1409" calcext:value-type="float">
            <text:p>1409</text:p>
          </table:table-cell>
          <table:table-cell table:formula="of:=ABS([.E22]-[.F22])" office:value-type="float" office:value="0.269353953768586" calcext:value-type="float">
            <text:p>0.269</text:p>
          </table:table-cell>
          <table:table-cell table:formula="of:=[.G22]/[.E22]" office:value-type="percentage" office:value="0.000191130214400038" calcext:value-type="percentage">
            <text:p>0.0191%</text:p>
          </table:table-cell>
          <table:table-cell table:formula="of:=[.$J$1]-[.F22]" office:value-type="float" office:value="-1409" calcext:value-type="float">
            <text:p>-1409</text:p>
          </table:table-cell>
          <table:table-cell table:formula="of:=DEC2HEX([.I22])" office:value-type="string" office:string-value="FFFFFFFA7F" calcext:value-type="string">
            <text:p>FFFFFFFA7F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2</text:p>
          </table:table-cell>
          <table:table-cell office:value-type="float" office:value="73.41619" calcext:value-type="float">
            <text:p>73.41619</text:p>
          </table:table-cell>
          <table:table-cell table:formula="of:=[.$B$3]/[.D23]" office:value-type="float" office:value="1330.17322201002" calcext:value-type="float">
            <text:p>1330.173</text:p>
          </table:table-cell>
          <table:table-cell table:formula="of:=ROUND([.E23];0)" office:value-type="float" office:value="1330" calcext:value-type="float">
            <text:p>1330</text:p>
          </table:table-cell>
          <table:table-cell table:formula="of:=ABS([.E23]-[.F23])" office:value-type="float" office:value="0.173222010022528" calcext:value-type="float">
            <text:p>0.173</text:p>
          </table:table-cell>
          <table:table-cell table:formula="of:=[.G23]/[.E23]" office:value-type="percentage" office:value="0.000130225151999957" calcext:value-type="percentage">
            <text:p>0.0130%</text:p>
          </table:table-cell>
          <table:table-cell table:formula="of:=[.$J$1]-[.F23]" office:value-type="float" office:value="-1330" calcext:value-type="float">
            <text:p>-1330</text:p>
          </table:table-cell>
          <table:table-cell table:formula="of:=DEC2HEX([.I23])" office:value-type="string" office:string-value="FFFFFFFACE" calcext:value-type="string">
            <text:p>FFFFFFFACE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D♯/E♭</text:p>
          </table:table-cell>
          <table:table-cell office:value-type="string" calcext:value-type="string">
            <text:p>D♯2/E♭2</text:p>
          </table:table-cell>
          <table:table-cell office:value-type="float" office:value="77.78175" calcext:value-type="float">
            <text:p>77.78175</text:p>
          </table:table-cell>
          <table:table-cell table:formula="of:=[.$B$3]/[.D24]" office:value-type="float" office:value="1255.51623613508" calcext:value-type="float">
            <text:p>1255.516</text:p>
          </table:table-cell>
          <table:table-cell table:formula="of:=ROUND([.E24];0)" office:value-type="float" office:value="1256" calcext:value-type="float">
            <text:p>1256</text:p>
          </table:table-cell>
          <table:table-cell table:formula="of:=ABS([.E24]-[.F24])" office:value-type="float" office:value="0.483763864916909" calcext:value-type="float">
            <text:p>0.484</text:p>
          </table:table-cell>
          <table:table-cell table:formula="of:=[.G24]/[.E24]" office:value-type="percentage" office:value="0.000385310720000008" calcext:value-type="percentage">
            <text:p>0.0385%</text:p>
          </table:table-cell>
          <table:table-cell table:formula="of:=[.$J$1]-[.F24]" office:value-type="float" office:value="-1256" calcext:value-type="float">
            <text:p>-1256</text:p>
          </table:table-cell>
          <table:table-cell table:formula="of:=DEC2HEX([.I24])" office:value-type="string" office:string-value="FFFFFFFB18" calcext:value-type="string">
            <text:p>FFFFFFFB1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2</text:p>
          </table:table-cell>
          <table:table-cell office:value-type="float" office:value="82.40689" calcext:value-type="float">
            <text:p>82.40689</text:p>
          </table:table-cell>
          <table:table-cell table:formula="of:=[.$B$3]/[.D25]" office:value-type="float" office:value="1185.04957534497" calcext:value-type="float">
            <text:p>1185.050</text:p>
          </table:table-cell>
          <table:table-cell table:formula="of:=ROUND([.E25];0)" office:value-type="float" office:value="1185" calcext:value-type="float">
            <text:p>1185</text:p>
          </table:table-cell>
          <table:table-cell table:formula="of:=ABS([.E25]-[.F25])" office:value-type="float" office:value="0.0495753449740732" calcext:value-type="float">
            <text:p>0.050</text:p>
          </table:table-cell>
          <table:table-cell table:formula="of:=[.G25]/[.E25]" office:value-type="percentage" office:value="0.0000418339839999028" calcext:value-type="percentage">
            <text:p>0.0042%</text:p>
          </table:table-cell>
          <table:table-cell table:formula="of:=[.$J$1]-[.F25]" office:value-type="float" office:value="-1185" calcext:value-type="float">
            <text:p>-1185</text:p>
          </table:table-cell>
          <table:table-cell table:formula="of:=DEC2HEX([.I25])" office:value-type="string" office:string-value="FFFFFFFB5F" calcext:value-type="string">
            <text:p>FFFFFFFB5F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2</text:p>
          </table:table-cell>
          <table:table-cell office:value-type="float" office:value="87.30706" calcext:value-type="float">
            <text:p>87.30706</text:p>
          </table:table-cell>
          <table:table-cell table:formula="of:=[.$B$3]/[.D26]" office:value-type="float" office:value="1118.53783645904" calcext:value-type="float">
            <text:p>1118.538</text:p>
          </table:table-cell>
          <table:table-cell table:formula="of:=ROUND([.E26];0)" office:value-type="float" office:value="1119" calcext:value-type="float">
            <text:p>1119</text:p>
          </table:table-cell>
          <table:table-cell table:formula="of:=ABS([.E26]-[.F26])" office:value-type="float" office:value="0.462163540955316" calcext:value-type="float">
            <text:p>0.462</text:p>
          </table:table-cell>
          <table:table-cell table:formula="of:=[.G26]/[.E26]" office:value-type="percentage" office:value="0.000413185433599982" calcext:value-type="percentage">
            <text:p>0.0413%</text:p>
          </table:table-cell>
          <table:table-cell table:formula="of:=[.$J$1]-[.F26]" office:value-type="float" office:value="-1119" calcext:value-type="float">
            <text:p>-1119</text:p>
          </table:table-cell>
          <table:table-cell table:formula="of:=DEC2HEX([.I26])" office:value-type="string" office:string-value="FFFFFFFBA1" calcext:value-type="string">
            <text:p>FFFFFFFBA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F♯/G♭</text:p>
          </table:table-cell>
          <table:table-cell office:value-type="string" calcext:value-type="string">
            <text:p>F♯2/G♭2</text:p>
          </table:table-cell>
          <table:table-cell office:value-type="float" office:value="92.49861" calcext:value-type="float">
            <text:p>92.49861</text:p>
          </table:table-cell>
          <table:table-cell table:formula="of:=[.$B$3]/[.D27]" office:value-type="float" office:value="1055.7591081639" calcext:value-type="float">
            <text:p>1055.759</text:p>
          </table:table-cell>
          <table:table-cell table:formula="of:=ROUND([.E27];0)" office:value-type="float" office:value="1056" calcext:value-type="float">
            <text:p>1056</text:p>
          </table:table-cell>
          <table:table-cell table:formula="of:=ABS([.E27]-[.F27])" office:value-type="float" office:value="0.240891836104311" calcext:value-type="float">
            <text:p>0.241</text:p>
          </table:table-cell>
          <table:table-cell table:formula="of:=[.G27]/[.E27]" office:value-type="percentage" office:value="0.000228169318399965" calcext:value-type="percentage">
            <text:p>0.0228%</text:p>
          </table:table-cell>
          <table:table-cell table:formula="of:=[.$J$1]-[.F27]" office:value-type="float" office:value="-1056" calcext:value-type="float">
            <text:p>-1056</text:p>
          </table:table-cell>
          <table:table-cell table:formula="of:=DEC2HEX([.I27])" office:value-type="string" office:string-value="FFFFFFFBE0" calcext:value-type="string">
            <text:p>FFFFFFFBE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2</text:p>
          </table:table-cell>
          <table:table-cell office:value-type="float" office:value="97.99886" calcext:value-type="float">
            <text:p>97.99886</text:p>
          </table:table-cell>
          <table:table-cell table:formula="of:=[.$B$3]/[.D28]" office:value-type="float" office:value="996.503938923371" calcext:value-type="float">
            <text:p>996.504</text:p>
          </table:table-cell>
          <table:table-cell table:formula="of:=ROUND([.E28];0)" office:value-type="float" office:value="997" calcext:value-type="float">
            <text:p>997</text:p>
          </table:table-cell>
          <table:table-cell table:formula="of:=ABS([.E28]-[.F28])" office:value-type="float" office:value="0.496061076628735" calcext:value-type="float">
            <text:p>0.496</text:p>
          </table:table-cell>
          <table:table-cell table:formula="of:=[.G28]/[.E28]" office:value-type="percentage" office:value="0.000497801420799884" calcext:value-type="percentage">
            <text:p>0.0498%</text:p>
          </table:table-cell>
          <table:table-cell table:formula="of:=[.$J$1]-[.F28]" office:value-type="float" office:value="-997" calcext:value-type="float">
            <text:p>-997</text:p>
          </table:table-cell>
          <table:table-cell table:formula="of:=DEC2HEX([.I28])" office:value-type="string" office:string-value="FFFFFFFC1B" calcext:value-type="string">
            <text:p>FFFFFFFC1B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♯/A♭</text:p>
          </table:table-cell>
          <table:table-cell office:value-type="string" calcext:value-type="string">
            <text:p>G♯2/A♭2</text:p>
          </table:table-cell>
          <table:table-cell office:value-type="float" office:value="103.8262" calcext:value-type="float">
            <text:p>103.8262</text:p>
          </table:table-cell>
          <table:table-cell table:formula="of:=[.$B$3]/[.D29]" office:value-type="float" office:value="940.57424811849" calcext:value-type="float">
            <text:p>940.574</text:p>
          </table:table-cell>
          <table:table-cell table:formula="of:=ROUND([.E29];0)" office:value-type="float" office:value="941" calcext:value-type="float">
            <text:p>941</text:p>
          </table:table-cell>
          <table:table-cell table:formula="of:=ABS([.E29]-[.F29])" office:value-type="float" office:value="0.425751881509655" calcext:value-type="float">
            <text:p>0.426</text:p>
          </table:table-cell>
          <table:table-cell table:formula="of:=[.G29]/[.E29]" office:value-type="percentage" office:value="0.000452651007999976" calcext:value-type="percentage">
            <text:p>0.0453%</text:p>
          </table:table-cell>
          <table:table-cell table:formula="of:=[.$J$1]-[.F29]" office:value-type="float" office:value="-941" calcext:value-type="float">
            <text:p>-941</text:p>
          </table:table-cell>
          <table:table-cell table:formula="of:=DEC2HEX([.I29])" office:value-type="string" office:string-value="FFFFFFFC53" calcext:value-type="string">
            <text:p>FFFFFFFC5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style-name="ce4" office:value-type="float" office:value="110" calcext:value-type="float">
            <text:p>110</text:p>
          </table:table-cell>
          <table:table-cell table:formula="of:=[.$B$3]/[.D30]" office:value-type="float" office:value="887.784090909091" calcext:value-type="float">
            <text:p>887.784</text:p>
          </table:table-cell>
          <table:table-cell table:formula="of:=ROUND([.E30];0)" office:value-type="float" office:value="888" calcext:value-type="float">
            <text:p>888</text:p>
          </table:table-cell>
          <table:table-cell table:formula="of:=ABS([.E30]-[.F30])" office:value-type="float" office:value="0.215909090909122" calcext:value-type="float">
            <text:p>0.216</text:p>
          </table:table-cell>
          <table:table-cell table:formula="of:=[.G30]/[.E30]" office:value-type="percentage" office:value="0.000243200000000035" calcext:value-type="percentage">
            <text:p>0.0243%</text:p>
          </table:table-cell>
          <table:table-cell table:formula="of:=[.$J$1]-[.F30]" office:value-type="float" office:value="-888" calcext:value-type="float">
            <text:p>-888</text:p>
          </table:table-cell>
          <table:table-cell table:formula="of:=DEC2HEX([.I30])" office:value-type="string" office:string-value="FFFFFFFC88" calcext:value-type="string">
            <text:p>FFFFFFFC88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♯/B♭</text:p>
          </table:table-cell>
          <table:table-cell office:value-type="string" calcext:value-type="string">
            <text:p>A♯2/B♭2</text:p>
          </table:table-cell>
          <table:table-cell office:value-type="float" office:value="116.5409" calcext:value-type="float">
            <text:p>116.5409</text:p>
          </table:table-cell>
          <table:table-cell table:formula="of:=[.$B$3]/[.D31]" office:value-type="float" office:value="837.956888954865" calcext:value-type="float">
            <text:p>837.957</text:p>
          </table:table-cell>
          <table:table-cell table:formula="of:=ROUND([.E31];0)" office:value-type="float" office:value="838" calcext:value-type="float">
            <text:p>838</text:p>
          </table:table-cell>
          <table:table-cell table:formula="of:=ABS([.E31]-[.F31])" office:value-type="float" office:value="0.0431110451352197" calcext:value-type="float">
            <text:p>0.043</text:p>
          </table:table-cell>
          <table:table-cell table:formula="of:=[.G31]/[.E31]" office:value-type="percentage" office:value="0.000051447807999991" calcext:value-type="percentage">
            <text:p>0.0051%</text:p>
          </table:table-cell>
          <table:table-cell table:formula="of:=[.$J$1]-[.F31]" office:value-type="float" office:value="-838" calcext:value-type="float">
            <text:p>-838</text:p>
          </table:table-cell>
          <table:table-cell table:formula="of:=DEC2HEX([.I31])" office:value-type="string" office:string-value="FFFFFFFCBA" calcext:value-type="string">
            <text:p>FFFFFFFCB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float" office:value="123.4708" calcext:value-type="float">
            <text:p>123.4708</text:p>
          </table:table-cell>
          <table:table-cell table:formula="of:=[.$B$3]/[.D32]" office:value-type="float" office:value="790.925870732189" calcext:value-type="float">
            <text:p>790.926</text:p>
          </table:table-cell>
          <table:table-cell table:formula="of:=ROUND([.E32];0)" office:value-type="float" office:value="791" calcext:value-type="float">
            <text:p>791</text:p>
          </table:table-cell>
          <table:table-cell table:formula="of:=ABS([.E32]-[.F32])" office:value-type="float" office:value="0.0741292678106902" calcext:value-type="float">
            <text:p>0.074</text:p>
          </table:table-cell>
          <table:table-cell table:formula="of:=[.G32]/[.E32]" office:value-type="percentage" office:value="0.0000937246720000017" calcext:value-type="percentage">
            <text:p>0.0094%</text:p>
          </table:table-cell>
          <table:table-cell table:formula="of:=[.$J$1]-[.F32]" office:value-type="float" office:value="-791" calcext:value-type="float">
            <text:p>-791</text:p>
          </table:table-cell>
          <table:table-cell table:formula="of:=DEC2HEX([.I32])" office:value-type="string" office:string-value="FFFFFFFCE9" calcext:value-type="string">
            <text:p>FFFFFFFCE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c small </text:p>
            <text:p><text:span text:style-name="T1">octave</text:span></text:p>
          </table:table-cell>
          <table:table-cell office:value-type="string" calcext:value-type="string">
            <text:p>C3</text:p>
          </table:table-cell>
          <table:table-cell office:value-type="float" office:value="130.8128" calcext:value-type="float">
            <text:p>130.8128</text:p>
          </table:table-cell>
          <table:table-cell table:formula="of:=[.$B$3]/[.D33]" office:value-type="float" office:value="746.534360551873" calcext:value-type="float">
            <text:p>746.534</text:p>
          </table:table-cell>
          <table:table-cell table:formula="of:=ROUND([.E33];0)" office:value-type="float" office:value="747" calcext:value-type="float">
            <text:p>747</text:p>
          </table:table-cell>
          <table:table-cell table:formula="of:=ABS([.E33]-[.F33])" office:value-type="float" office:value="0.46563944812749" calcext:value-type="float">
            <text:p>0.466</text:p>
          </table:table-cell>
          <table:table-cell table:formula="of:=[.G33]/[.E33]" office:value-type="percentage" office:value="0.00062373478400012" calcext:value-type="percentage">
            <text:p>0.0624%</text:p>
          </table:table-cell>
          <table:table-cell table:formula="of:=[.$J$1]-[.F33]" office:value-type="float" office:value="-747" calcext:value-type="float">
            <text:p>-747</text:p>
          </table:table-cell>
          <table:table-cell table:formula="of:=DEC2HEX([.I33])" office:value-type="string" office:string-value="FFFFFFFD15" calcext:value-type="string">
            <text:p>FFFFFFFD15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c♯/d♭</text:p>
          </table:table-cell>
          <table:table-cell office:value-type="string" calcext:value-type="string">
            <text:p>C♯3/D♭3</text:p>
          </table:table-cell>
          <table:table-cell office:value-type="float" office:value="138.5913" calcext:value-type="float">
            <text:p>138.5913</text:p>
          </table:table-cell>
          <table:table-cell table:formula="of:=[.$B$3]/[.D34]" office:value-type="float" office:value="704.634778662153" calcext:value-type="float">
            <text:p>704.635</text:p>
          </table:table-cell>
          <table:table-cell table:formula="of:=ROUND([.E34];0)" office:value-type="float" office:value="705" calcext:value-type="float">
            <text:p>705</text:p>
          </table:table-cell>
          <table:table-cell table:formula="of:=ABS([.E34]-[.F34])" office:value-type="float" office:value="0.365221337847288" calcext:value-type="float">
            <text:p>0.365</text:p>
          </table:table-cell>
          <table:table-cell table:formula="of:=[.G34]/[.E34]" office:value-type="percentage" office:value="0.000518312959999947" calcext:value-type="percentage">
            <text:p>0.0518%</text:p>
          </table:table-cell>
          <table:table-cell table:formula="of:=[.$J$1]-[.F34]" office:value-type="float" office:value="-705" calcext:value-type="float">
            <text:p>-705</text:p>
          </table:table-cell>
          <table:table-cell table:formula="of:=DEC2HEX([.I34])" office:value-type="string" office:string-value="FFFFFFFD3F" calcext:value-type="string">
            <text:p>FFFFFFFD3F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 office:value-type="float" office:value="146.8324" calcext:value-type="float">
            <text:p>146.8324</text:p>
          </table:table-cell>
          <table:table-cell table:formula="of:=[.$B$3]/[.D35]" office:value-type="float" office:value="665.086520413751" calcext:value-type="float">
            <text:p>665.087</text:p>
          </table:table-cell>
          <table:table-cell table:formula="of:=ROUND([.E35];0)" office:value-type="float" office:value="665" calcext:value-type="float">
            <text:p>665</text:p>
          </table:table-cell>
          <table:table-cell table:formula="of:=ABS([.E35]-[.F35])" office:value-type="float" office:value="0.0865204137505771" calcext:value-type="float">
            <text:p>0.087</text:p>
          </table:table-cell>
          <table:table-cell table:formula="of:=[.G35]/[.E35]" office:value-type="percentage" office:value="0.0001300889599999" calcext:value-type="percentage">
            <text:p>0.0130%</text:p>
          </table:table-cell>
          <table:table-cell table:formula="of:=[.$J$1]-[.F35]" office:value-type="float" office:value="-665" calcext:value-type="float">
            <text:p>-665</text:p>
          </table:table-cell>
          <table:table-cell table:formula="of:=DEC2HEX([.I35])" office:value-type="string" office:string-value="FFFFFFFD67" calcext:value-type="string">
            <text:p>FFFFFFFD67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d♯/e♭</text:p>
          </table:table-cell>
          <table:table-cell office:value-type="string" calcext:value-type="string">
            <text:p>D♯3/E♭3</text:p>
          </table:table-cell>
          <table:table-cell office:value-type="float" office:value="155.5635" calcext:value-type="float">
            <text:p>155.5635</text:p>
          </table:table-cell>
          <table:table-cell table:formula="of:=[.$B$3]/[.D36]" office:value-type="float" office:value="627.758118067542" calcext:value-type="float">
            <text:p>627.758</text:p>
          </table:table-cell>
          <table:table-cell table:formula="of:=ROUND([.E36];0)" office:value-type="float" office:value="628" calcext:value-type="float">
            <text:p>628</text:p>
          </table:table-cell>
          <table:table-cell table:formula="of:=ABS([.E36]-[.F36])" office:value-type="float" office:value="0.241881932458455" calcext:value-type="float">
            <text:p>0.242</text:p>
          </table:table-cell>
          <table:table-cell table:formula="of:=[.G36]/[.E36]" office:value-type="percentage" office:value="0.000385310720000008" calcext:value-type="percentage">
            <text:p>0.0385%</text:p>
          </table:table-cell>
          <table:table-cell table:formula="of:=[.$J$1]-[.F36]" office:value-type="float" office:value="-628" calcext:value-type="float">
            <text:p>-628</text:p>
          </table:table-cell>
          <table:table-cell table:formula="of:=DEC2HEX([.I36])" office:value-type="string" office:string-value="FFFFFFFD8C" calcext:value-type="string">
            <text:p>FFFFFFFD8C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float" office:value="164.8138" calcext:value-type="float">
            <text:p>164.8138</text:p>
          </table:table-cell>
          <table:table-cell table:formula="of:=[.$B$3]/[.D37]" office:value-type="float" office:value="592.52471577016" calcext:value-type="float">
            <text:p>592.525</text:p>
          </table:table-cell>
          <table:table-cell table:formula="of:=ROUND([.E37];0)" office:value-type="float" office:value="593" calcext:value-type="float">
            <text:p>593</text:p>
          </table:table-cell>
          <table:table-cell table:formula="of:=ABS([.E37]-[.F37])" office:value-type="float" office:value="0.475284229839872" calcext:value-type="float">
            <text:p>0.475</text:p>
          </table:table-cell>
          <table:table-cell table:formula="of:=[.G37]/[.E37]" office:value-type="percentage" office:value="0.000802134015999822" calcext:value-type="percentage">
            <text:p>0.0802%</text:p>
          </table:table-cell>
          <table:table-cell table:formula="of:=[.$J$1]-[.F37]" office:value-type="float" office:value="-593" calcext:value-type="float">
            <text:p>-593</text:p>
          </table:table-cell>
          <table:table-cell table:formula="of:=DEC2HEX([.I37])" office:value-type="string" office:string-value="FFFFFFFDAF" calcext:value-type="string">
            <text:p>FFFFFFFDAF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3</text:p>
          </table:table-cell>
          <table:table-cell office:value-type="float" office:value="174.6141" calcext:value-type="float">
            <text:p>174.6141</text:p>
          </table:table-cell>
          <table:table-cell table:formula="of:=[.$B$3]/[.D38]" office:value-type="float" office:value="559.268982287227" calcext:value-type="float">
            <text:p>559.269</text:p>
          </table:table-cell>
          <table:table-cell table:formula="of:=ROUND([.E38];0)" office:value-type="float" office:value="559" calcext:value-type="float">
            <text:p>559</text:p>
          </table:table-cell>
          <table:table-cell table:formula="of:=ABS([.E38]-[.F38])" office:value-type="float" office:value="0.268982287226549" calcext:value-type="float">
            <text:p>0.269</text:p>
          </table:table-cell>
          <table:table-cell table:formula="of:=[.G38]/[.E38]" office:value-type="percentage" office:value="0.000480953344000056" calcext:value-type="percentage">
            <text:p>0.0481%</text:p>
          </table:table-cell>
          <table:table-cell table:formula="of:=[.$J$1]-[.F38]" office:value-type="float" office:value="-559" calcext:value-type="float">
            <text:p>-559</text:p>
          </table:table-cell>
          <table:table-cell table:formula="of:=DEC2HEX([.I38])" office:value-type="string" office:string-value="FFFFFFFDD1" calcext:value-type="string">
            <text:p>FFFFFFFDD1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f♯/g♭</text:p>
          </table:table-cell>
          <table:table-cell office:value-type="string" calcext:value-type="string">
            <text:p>F♯3/G♭3</text:p>
          </table:table-cell>
          <table:table-cell office:value-type="float" office:value="184.9972" calcext:value-type="float">
            <text:p>184.9972</text:p>
          </table:table-cell>
          <table:table-cell table:formula="of:=[.$B$3]/[.D39]" office:value-type="float" office:value="527.879611150872" calcext:value-type="float">
            <text:p>527.880</text:p>
          </table:table-cell>
          <table:table-cell table:formula="of:=ROUND([.E39];0)" office:value-type="float" office:value="528" calcext:value-type="float">
            <text:p>528</text:p>
          </table:table-cell>
          <table:table-cell table:formula="of:=ABS([.E39]-[.F39])" office:value-type="float" office:value="0.120388849128517" calcext:value-type="float">
            <text:p>0.120</text:p>
          </table:table-cell>
          <table:table-cell table:formula="of:=[.G39]/[.E39]" office:value-type="percentage" office:value="0.00022806118399998" calcext:value-type="percentage">
            <text:p>0.0228%</text:p>
          </table:table-cell>
          <table:table-cell table:formula="of:=[.$J$1]-[.F39]" office:value-type="float" office:value="-528" calcext:value-type="float">
            <text:p>-528</text:p>
          </table:table-cell>
          <table:table-cell table:formula="of:=DEC2HEX([.I39])" office:value-type="string" office:string-value="FFFFFFFDF0" calcext:value-type="string">
            <text:p>FFFFFFFDF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3</text:p>
          </table:table-cell>
          <table:table-cell office:value-type="float" office:value="195.9977" calcext:value-type="float">
            <text:p>195.9977</text:p>
          </table:table-cell>
          <table:table-cell table:formula="of:=[.$B$3]/[.D40]" office:value-type="float" office:value="498.25202030432" calcext:value-type="float">
            <text:p>498.252</text:p>
          </table:table-cell>
          <table:table-cell table:formula="of:=ROUND([.E40];0)" office:value-type="float" office:value="498" calcext:value-type="float">
            <text:p>498</text:p>
          </table:table-cell>
          <table:table-cell table:formula="of:=ABS([.E40]-[.F40])" office:value-type="float" office:value="0.252020304319899" calcext:value-type="float">
            <text:p>0.252</text:p>
          </table:table-cell>
          <table:table-cell table:formula="of:=[.G40]/[.E40]" office:value-type="percentage" office:value="0.000505808896000003" calcext:value-type="percentage">
            <text:p>0.0506%</text:p>
          </table:table-cell>
          <table:table-cell table:formula="of:=[.$J$1]-[.F40]" office:value-type="float" office:value="-498" calcext:value-type="float">
            <text:p>-498</text:p>
          </table:table-cell>
          <table:table-cell table:formula="of:=DEC2HEX([.I40])" office:value-type="string" office:string-value="FFFFFFFE0E" calcext:value-type="string">
            <text:p>FFFFFFFE0E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g♯/a♭</text:p>
          </table:table-cell>
          <table:table-cell office:value-type="string" calcext:value-type="string">
            <text:p>G♯3/A♭3</text:p>
          </table:table-cell>
          <table:table-cell office:value-type="float" office:value="207.6523" calcext:value-type="float">
            <text:p>207.6523</text:p>
          </table:table-cell>
          <table:table-cell table:formula="of:=[.$B$3]/[.D41]" office:value-type="float" office:value="470.287350537413" calcext:value-type="float">
            <text:p>470.287</text:p>
          </table:table-cell>
          <table:table-cell table:formula="of:=ROUND([.E41];0)" office:value-type="float" office:value="470" calcext:value-type="float">
            <text:p>470</text:p>
          </table:table-cell>
          <table:table-cell table:formula="of:=ABS([.E41]-[.F41])" office:value-type="float" office:value="0.287350537412806" calcext:value-type="float">
            <text:p>0.287</text:p>
          </table:table-cell>
          <table:table-cell table:formula="of:=[.G41]/[.E41]" office:value-type="percentage" office:value="0.000611010560000053" calcext:value-type="percentage">
            <text:p>0.0611%</text:p>
          </table:table-cell>
          <table:table-cell table:formula="of:=[.$J$1]-[.F41]" office:value-type="float" office:value="-470" calcext:value-type="float">
            <text:p>-470</text:p>
          </table:table-cell>
          <table:table-cell table:formula="of:=DEC2HEX([.I41])" office:value-type="string" office:string-value="FFFFFFFE2A" calcext:value-type="string">
            <text:p>FFFFFFFE2A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4" office:value-type="float" office:value="220" calcext:value-type="float">
            <text:p>220</text:p>
          </table:table-cell>
          <table:table-cell table:formula="of:=[.$B$3]/[.D42]" office:value-type="float" office:value="443.892045454545" calcext:value-type="float">
            <text:p>443.892</text:p>
          </table:table-cell>
          <table:table-cell table:formula="of:=ROUND([.E42];0)" office:value-type="float" office:value="444" calcext:value-type="float">
            <text:p>444</text:p>
          </table:table-cell>
          <table:table-cell table:formula="of:=ABS([.E42]-[.F42])" office:value-type="float" office:value="0.107954545454561" calcext:value-type="float">
            <text:p>0.108</text:p>
          </table:table-cell>
          <table:table-cell table:formula="of:=[.G42]/[.E42]" office:value-type="percentage" office:value="0.000243200000000035" calcext:value-type="percentage">
            <text:p>0.0243%</text:p>
          </table:table-cell>
          <table:table-cell table:formula="of:=[.$J$1]-[.F42]" office:value-type="float" office:value="-444" calcext:value-type="float">
            <text:p>-444</text:p>
          </table:table-cell>
          <table:table-cell table:formula="of:=DEC2HEX([.I42])" office:value-type="string" office:string-value="FFFFFFFE44" calcext:value-type="string">
            <text:p>FFFFFFFE4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♯/b♭</text:p>
          </table:table-cell>
          <table:table-cell office:value-type="string" calcext:value-type="string">
            <text:p>A♯3/B♭3</text:p>
          </table:table-cell>
          <table:table-cell office:value-type="float" office:value="233.0819" calcext:value-type="float">
            <text:p>233.0819</text:p>
          </table:table-cell>
          <table:table-cell table:formula="of:=[.$B$3]/[.D43]" office:value-type="float" office:value="418.978264721542" calcext:value-type="float">
            <text:p>418.978</text:p>
          </table:table-cell>
          <table:table-cell table:formula="of:=ROUND([.E43];0)" office:value-type="float" office:value="419" calcext:value-type="float">
            <text:p>419</text:p>
          </table:table-cell>
          <table:table-cell table:formula="of:=ABS([.E43]-[.F43])" office:value-type="float" office:value="0.0217352784579248" calcext:value-type="float">
            <text:p>0.022</text:p>
          </table:table-cell>
          <table:table-cell table:formula="of:=[.G43]/[.E43]" office:value-type="percentage" office:value="0.0000518768640000223" calcext:value-type="percentage">
            <text:p>0.0052%</text:p>
          </table:table-cell>
          <table:table-cell table:formula="of:=[.$J$1]-[.F43]" office:value-type="float" office:value="-419" calcext:value-type="float">
            <text:p>-419</text:p>
          </table:table-cell>
          <table:table-cell table:formula="of:=DEC2HEX([.I43])" office:value-type="string" office:string-value="FFFFFFFE5D" calcext:value-type="string">
            <text:p>FFFFFFFE5D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float" office:value="246.9417" calcext:value-type="float">
            <text:p>246.9417</text:p>
          </table:table-cell>
          <table:table-cell table:formula="of:=[.$B$3]/[.D44]" office:value-type="float" office:value="395.462775221844" calcext:value-type="float">
            <text:p>395.463</text:p>
          </table:table-cell>
          <table:table-cell table:formula="of:=ROUND([.E44];0)" office:value-type="float" office:value="395" calcext:value-type="float">
            <text:p>395</text:p>
          </table:table-cell>
          <table:table-cell table:formula="of:=ABS([.E44]-[.F44])" office:value-type="float" office:value="0.462775221843856" calcext:value-type="float">
            <text:p>0.463</text:p>
          </table:table-cell>
          <table:table-cell table:formula="of:=[.G44]/[.E44]" office:value-type="percentage" office:value="0.00117021183999999" calcext:value-type="percentage">
            <text:p>0.1170%</text:p>
          </table:table-cell>
          <table:table-cell table:formula="of:=[.$J$1]-[.F44]" office:value-type="float" office:value="-395" calcext:value-type="float">
            <text:p>-395</text:p>
          </table:table-cell>
          <table:table-cell table:formula="of:=DEC2HEX([.I44])" office:value-type="string" office:string-value="FFFFFFFE75" calcext:value-type="string">
            <text:p>FFFFFFFE75</text:p>
          </table:table-cell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c′ 1-line <text:span text:style-name="T2">octave</text:span></text:p>
          </table:table-cell>
          <table:table-cell table:style-name="ce7" office:value-type="string" calcext:value-type="string">
            <text:p>C4 <text:span text:style-name="T2">Middle C</text:span></text:p>
          </table:table-cell>
          <table:table-cell table:style-name="ce9" office:value-type="float" office:value="261.6256" calcext:value-type="float">
            <text:p>261.6256</text:p>
          </table:table-cell>
          <table:table-cell table:formula="of:=[.$B$3]/[.D45]" office:value-type="float" office:value="373.267180275936" calcext:value-type="float">
            <text:p>373.267</text:p>
          </table:table-cell>
          <table:table-cell table:style-name="ce7" table:formula="of:=ROUND([.E45];0)" office:value-type="float" office:value="373" calcext:value-type="float">
            <text:p>373</text:p>
          </table:table-cell>
          <table:table-cell table:style-name="ce16" table:formula="of:=ABS([.E45]-[.F45])" office:value-type="float" office:value="0.267180275936255" calcext:value-type="float">
            <text:p>0.267</text:p>
          </table:table-cell>
          <table:table-cell table:style-name="ce19" table:formula="of:=[.G45]/[.E45]" office:value-type="percentage" office:value="0.00071578828799988" calcext:value-type="percentage">
            <text:p>0.0716%</text:p>
          </table:table-cell>
          <table:table-cell table:style-name="ce7" table:formula="of:=[.$J$1]-[.F45]" office:value-type="float" office:value="-373" calcext:value-type="float">
            <text:p>-373</text:p>
          </table:table-cell>
          <table:table-cell table:style-name="ce7" table:formula="of:=DEC2HEX([.I45])" office:value-type="string" office:string-value="FFFFFFFE8B" calcext:value-type="string">
            <text:p>FFFFFFFE8B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c♯′/d♭′</text:p>
          </table:table-cell>
          <table:table-cell office:value-type="string" calcext:value-type="string">
            <text:p>C♯4/D♭4</text:p>
          </table:table-cell>
          <table:table-cell office:value-type="float" office:value="277.1826" calcext:value-type="float">
            <text:p>277.1826</text:p>
          </table:table-cell>
          <table:table-cell table:formula="of:=[.$B$3]/[.D46]" office:value-type="float" office:value="352.317389331076" calcext:value-type="float">
            <text:p>352.317</text:p>
          </table:table-cell>
          <table:table-cell table:formula="of:=ROUND([.E46];0)" office:value-type="float" office:value="352" calcext:value-type="float">
            <text:p>352</text:p>
          </table:table-cell>
          <table:table-cell table:formula="of:=ABS([.E46]-[.F46])" office:value-type="float" office:value="0.317389331076356" calcext:value-type="float">
            <text:p>0.317</text:p>
          </table:table-cell>
          <table:table-cell table:formula="of:=[.G46]/[.E46]" office:value-type="percentage" office:value="0.000900861952000053" calcext:value-type="percentage">
            <text:p>0.0901%</text:p>
          </table:table-cell>
          <table:table-cell table:formula="of:=[.$J$1]-[.F46]" office:value-type="float" office:value="-352" calcext:value-type="float">
            <text:p>-352</text:p>
          </table:table-cell>
          <table:table-cell table:formula="of:=DEC2HEX([.I46])" office:value-type="string" office:string-value="FFFFFFFEA0" calcext:value-type="string">
            <text:p>FFFFFFFEA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d′</text:p>
          </table:table-cell>
          <table:table-cell office:value-type="string" calcext:value-type="string">
            <text:p>D4</text:p>
          </table:table-cell>
          <table:table-cell office:value-type="float" office:value="293.6648" calcext:value-type="float">
            <text:p>293.6648</text:p>
          </table:table-cell>
          <table:table-cell table:formula="of:=[.$B$3]/[.D47]" office:value-type="float" office:value="332.543260206875" calcext:value-type="float">
            <text:p>332.543</text:p>
          </table:table-cell>
          <table:table-cell table:formula="of:=ROUND([.E47];0)" office:value-type="float" office:value="333" calcext:value-type="float">
            <text:p>333</text:p>
          </table:table-cell>
          <table:table-cell table:formula="of:=ABS([.E47]-[.F47])" office:value-type="float" office:value="0.456739793124712" calcext:value-type="float">
            <text:p>0.457</text:p>
          </table:table-cell>
          <table:table-cell table:formula="of:=[.G47]/[.E47]" office:value-type="percentage" office:value="0.0013734748160001" calcext:value-type="percentage">
            <text:p>0.1373%</text:p>
          </table:table-cell>
          <table:table-cell table:formula="of:=[.$J$1]-[.F47]" office:value-type="float" office:value="-333" calcext:value-type="float">
            <text:p>-333</text:p>
          </table:table-cell>
          <table:table-cell table:formula="of:=DEC2HEX([.I47])" office:value-type="string" office:string-value="FFFFFFFEB3" calcext:value-type="string">
            <text:p>FFFFFFFEB3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d♯′/e♭′</text:p>
          </table:table-cell>
          <table:table-cell office:value-type="string" calcext:value-type="string">
            <text:p>D♯4/E♭4</text:p>
          </table:table-cell>
          <table:table-cell office:value-type="float" office:value="311.127" calcext:value-type="float">
            <text:p>311.127</text:p>
          </table:table-cell>
          <table:table-cell table:formula="of:=[.$B$3]/[.D48]" office:value-type="float" office:value="313.879059033771" calcext:value-type="float">
            <text:p>313.879</text:p>
          </table:table-cell>
          <table:table-cell table:formula="of:=ROUND([.E48];0)" office:value-type="float" office:value="314" calcext:value-type="float">
            <text:p>314</text:p>
          </table:table-cell>
          <table:table-cell table:formula="of:=ABS([.E48]-[.F48])" office:value-type="float" office:value="0.120940966229227" calcext:value-type="float">
            <text:p>0.121</text:p>
          </table:table-cell>
          <table:table-cell table:formula="of:=[.G48]/[.E48]" office:value-type="percentage" office:value="0.000385310720000008" calcext:value-type="percentage">
            <text:p>0.0385%</text:p>
          </table:table-cell>
          <table:table-cell table:formula="of:=[.$J$1]-[.F48]" office:value-type="float" office:value="-314" calcext:value-type="float">
            <text:p>-314</text:p>
          </table:table-cell>
          <table:table-cell table:formula="of:=DEC2HEX([.I48])" office:value-type="string" office:string-value="FFFFFFFEC6" calcext:value-type="string">
            <text:p>FFFFFFFEC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e′</text:p>
          </table:table-cell>
          <table:table-cell office:value-type="string" calcext:value-type="string">
            <text:p>E4</text:p>
          </table:table-cell>
          <table:table-cell office:value-type="float" office:value="329.6276" calcext:value-type="float">
            <text:p>329.6276</text:p>
          </table:table-cell>
          <table:table-cell table:formula="of:=[.$B$3]/[.D49]" office:value-type="float" office:value="296.26235788508" calcext:value-type="float">
            <text:p>296.262</text:p>
          </table:table-cell>
          <table:table-cell table:formula="of:=ROUND([.E49];0)" office:value-type="float" office:value="296" calcext:value-type="float">
            <text:p>296</text:p>
          </table:table-cell>
          <table:table-cell table:formula="of:=ABS([.E49]-[.F49])" office:value-type="float" office:value="0.262357885080064" calcext:value-type="float">
            <text:p>0.262</text:p>
          </table:table-cell>
          <table:table-cell table:formula="of:=[.G49]/[.E49]" office:value-type="percentage" office:value="0.000885559296000177" calcext:value-type="percentage">
            <text:p>0.0886%</text:p>
          </table:table-cell>
          <table:table-cell table:formula="of:=[.$J$1]-[.F49]" office:value-type="float" office:value="-296" calcext:value-type="float">
            <text:p>-296</text:p>
          </table:table-cell>
          <table:table-cell table:formula="of:=DEC2HEX([.I49])" office:value-type="string" office:string-value="FFFFFFFED8" calcext:value-type="string">
            <text:p>FFFFFFFED8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f′</text:p>
          </table:table-cell>
          <table:table-cell office:value-type="string" calcext:value-type="string">
            <text:p>F4</text:p>
          </table:table-cell>
          <table:table-cell office:value-type="float" office:value="349.2282" calcext:value-type="float">
            <text:p>349.2282</text:p>
          </table:table-cell>
          <table:table-cell table:formula="of:=[.$B$3]/[.D50]" office:value-type="float" office:value="279.634491143613" calcext:value-type="float">
            <text:p>279.634</text:p>
          </table:table-cell>
          <table:table-cell table:formula="of:=ROUND([.E50];0)" office:value-type="float" office:value="280" calcext:value-type="float">
            <text:p>280</text:p>
          </table:table-cell>
          <table:table-cell table:formula="of:=ABS([.E50]-[.F50])" office:value-type="float" office:value="0.365508856386725" calcext:value-type="float">
            <text:p>0.366</text:p>
          </table:table-cell>
          <table:table-cell table:formula="of:=[.G50]/[.E50]" office:value-type="percentage" office:value="0.00130709503999994" calcext:value-type="percentage">
            <text:p>0.1307%</text:p>
          </table:table-cell>
          <table:table-cell table:formula="of:=[.$J$1]-[.F50]" office:value-type="float" office:value="-280" calcext:value-type="float">
            <text:p>-280</text:p>
          </table:table-cell>
          <table:table-cell table:formula="of:=DEC2HEX([.I50])" office:value-type="string" office:string-value="FFFFFFFEE8" calcext:value-type="string">
            <text:p>FFFFFFFEE8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f♯′/g♭′</text:p>
          </table:table-cell>
          <table:table-cell office:value-type="string" calcext:value-type="string">
            <text:p>F♯4/G♭4</text:p>
          </table:table-cell>
          <table:table-cell office:value-type="float" office:value="369.9944" calcext:value-type="float">
            <text:p>369.9944</text:p>
          </table:table-cell>
          <table:table-cell table:formula="of:=[.$B$3]/[.D51]" office:value-type="float" office:value="263.939805575436" calcext:value-type="float">
            <text:p>263.940</text:p>
          </table:table-cell>
          <table:table-cell table:formula="of:=ROUND([.E51];0)" office:value-type="float" office:value="264" calcext:value-type="float">
            <text:p>264</text:p>
          </table:table-cell>
          <table:table-cell table:formula="of:=ABS([.E51]-[.F51])" office:value-type="float" office:value="0.0601944245642585" calcext:value-type="float">
            <text:p>0.060</text:p>
          </table:table-cell>
          <table:table-cell table:formula="of:=[.G51]/[.E51]" office:value-type="percentage" office:value="0.00022806118399998" calcext:value-type="percentage">
            <text:p>0.0228%</text:p>
          </table:table-cell>
          <table:table-cell table:formula="of:=[.$J$1]-[.F51]" office:value-type="float" office:value="-264" calcext:value-type="float">
            <text:p>-264</text:p>
          </table:table-cell>
          <table:table-cell table:formula="of:=DEC2HEX([.I51])" office:value-type="string" office:string-value="FFFFFFFEF8" calcext:value-type="string">
            <text:p>FFFFFFFEF8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g′</text:p>
          </table:table-cell>
          <table:table-cell office:value-type="string" calcext:value-type="string">
            <text:p>G4</text:p>
          </table:table-cell>
          <table:table-cell office:value-type="float" office:value="391.9954" calcext:value-type="float">
            <text:p>391.9954</text:p>
          </table:table-cell>
          <table:table-cell table:formula="of:=[.$B$3]/[.D52]" office:value-type="float" office:value="249.12601015216" calcext:value-type="float">
            <text:p>249.126</text:p>
          </table:table-cell>
          <table:table-cell table:formula="of:=ROUND([.E52];0)" office:value-type="float" office:value="249" calcext:value-type="float">
            <text:p>249</text:p>
          </table:table-cell>
          <table:table-cell table:formula="of:=ABS([.E52]-[.F52])" office:value-type="float" office:value="0.126010152159949" calcext:value-type="float">
            <text:p>0.126</text:p>
          </table:table-cell>
          <table:table-cell table:formula="of:=[.G52]/[.E52]" office:value-type="percentage" office:value="0.000505808896000003" calcext:value-type="percentage">
            <text:p>0.0506%</text:p>
          </table:table-cell>
          <table:table-cell table:formula="of:=[.$J$1]-[.F52]" office:value-type="float" office:value="-249" calcext:value-type="float">
            <text:p>-249</text:p>
          </table:table-cell>
          <table:table-cell table:formula="of:=DEC2HEX([.I52])" office:value-type="string" office:string-value="FFFFFFFF07" calcext:value-type="string">
            <text:p>FFFFFFFF07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g♯′/a♭′</text:p>
          </table:table-cell>
          <table:table-cell office:value-type="string" calcext:value-type="string">
            <text:p>G♯4/A♭4</text:p>
          </table:table-cell>
          <table:table-cell office:value-type="float" office:value="415.3047" calcext:value-type="float">
            <text:p>415.3047</text:p>
          </table:table-cell>
          <table:table-cell table:formula="of:=[.$B$3]/[.D53]" office:value-type="float" office:value="235.143618649151" calcext:value-type="float">
            <text:p>235.144</text:p>
          </table:table-cell>
          <table:table-cell table:formula="of:=ROUND([.E53];0)" office:value-type="float" office:value="235" calcext:value-type="float">
            <text:p>235</text:p>
          </table:table-cell>
          <table:table-cell table:formula="of:=ABS([.E53]-[.F53])" office:value-type="float" office:value="0.143618649150852" calcext:value-type="float">
            <text:p>0.144</text:p>
          </table:table-cell>
          <table:table-cell table:formula="of:=[.G53]/[.E53]" office:value-type="percentage" office:value="0.000610769919999999" calcext:value-type="percentage">
            <text:p>0.0611%</text:p>
          </table:table-cell>
          <table:table-cell table:formula="of:=[.$J$1]-[.F53]" office:value-type="float" office:value="-235" calcext:value-type="float">
            <text:p>-235</text:p>
          </table:table-cell>
          <table:table-cell table:formula="of:=DEC2HEX([.I53])" office:value-type="string" office:string-value="FFFFFFFF15" calcext:value-type="string">
            <text:p>FFFFFFFF15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a′</text:p>
          </table:table-cell>
          <table:table-cell table:style-name="ce8" office:value-type="string" calcext:value-type="string">
            <text:p><text:span text:style-name="T3">A4 </text:span><text:span text:style-name="T4">A440</text:span></text:p>
          </table:table-cell>
          <table:table-cell table:style-name="ce4" office:value-type="float" office:value="440" calcext:value-type="float">
            <text:p>440</text:p>
          </table:table-cell>
          <table:table-cell table:formula="of:=[.$B$3]/[.D54]" office:value-type="float" office:value="221.946022727273" calcext:value-type="float">
            <text:p>221.946</text:p>
          </table:table-cell>
          <table:table-cell table:formula="of:=ROUND([.E54];0)" office:value-type="float" office:value="222" calcext:value-type="float">
            <text:p>222</text:p>
          </table:table-cell>
          <table:table-cell table:formula="of:=ABS([.E54]-[.F54])" office:value-type="float" office:value="0.0539772727272805" calcext:value-type="float">
            <text:p>0.054</text:p>
          </table:table-cell>
          <table:table-cell table:formula="of:=[.G54]/[.E54]" office:value-type="percentage" office:value="0.000243200000000035" calcext:value-type="percentage">
            <text:p>0.0243%</text:p>
          </table:table-cell>
          <table:table-cell table:formula="of:=[.$J$1]-[.F54]" office:value-type="float" office:value="-222" calcext:value-type="float">
            <text:p>-222</text:p>
          </table:table-cell>
          <table:table-cell table:formula="of:=DEC2HEX([.I54])" office:value-type="string" office:string-value="FFFFFFFF22" calcext:value-type="string">
            <text:p>FFFFFFFF22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a♯′/b♭′</text:p>
          </table:table-cell>
          <table:table-cell office:value-type="string" calcext:value-type="string">
            <text:p>A♯4/B♭4</text:p>
          </table:table-cell>
          <table:table-cell office:value-type="float" office:value="466.1638" calcext:value-type="float">
            <text:p>466.1638</text:p>
          </table:table-cell>
          <table:table-cell table:formula="of:=[.$B$3]/[.D55]" office:value-type="float" office:value="209.489132360771" calcext:value-type="float">
            <text:p>209.489</text:p>
          </table:table-cell>
          <table:table-cell table:formula="of:=ROUND([.E55];0)" office:value-type="float" office:value="209" calcext:value-type="float">
            <text:p>209</text:p>
          </table:table-cell>
          <table:table-cell table:formula="of:=ABS([.E55]-[.F55])" office:value-type="float" office:value="0.489132360771038" calcext:value-type="float">
            <text:p>0.489</text:p>
          </table:table-cell>
          <table:table-cell table:formula="of:=[.G55]/[.E55]" office:value-type="percentage" office:value="0.00233488179199998" calcext:value-type="percentage">
            <text:p>0.2335%</text:p>
          </table:table-cell>
          <table:table-cell table:formula="of:=[.$J$1]-[.F55]" office:value-type="float" office:value="-209" calcext:value-type="float">
            <text:p>-209</text:p>
          </table:table-cell>
          <table:table-cell table:formula="of:=DEC2HEX([.I55])" office:value-type="string" office:string-value="FFFFFFFF2F" calcext:value-type="string">
            <text:p>FFFFFFFF2F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b′</text:p>
          </table:table-cell>
          <table:table-cell office:value-type="string" calcext:value-type="string">
            <text:p>B4</text:p>
          </table:table-cell>
          <table:table-cell office:value-type="float" office:value="493.8833" calcext:value-type="float">
            <text:p>493.8833</text:p>
          </table:table-cell>
          <table:table-cell table:formula="of:=[.$B$3]/[.D56]" office:value-type="float" office:value="197.731427646977" calcext:value-type="float">
            <text:p>197.731</text:p>
          </table:table-cell>
          <table:table-cell table:formula="of:=ROUND([.E56];0)" office:value-type="float" office:value="198" calcext:value-type="float">
            <text:p>198</text:p>
          </table:table-cell>
          <table:table-cell table:formula="of:=ABS([.E56]-[.F56])" office:value-type="float" office:value="0.268572353023472" calcext:value-type="float">
            <text:p>0.269</text:p>
          </table:table-cell>
          <table:table-cell table:formula="of:=[.G56]/[.E56]" office:value-type="percentage" office:value="0.00135826841599998" calcext:value-type="percentage">
            <text:p>0.1358%</text:p>
          </table:table-cell>
          <table:table-cell table:formula="of:=[.$J$1]-[.F56]" office:value-type="float" office:value="-198" calcext:value-type="float">
            <text:p>-198</text:p>
          </table:table-cell>
          <table:table-cell table:formula="of:=DEC2HEX([.I56])" office:value-type="string" office:string-value="FFFFFFFF3A" calcext:value-type="string">
            <text:p>FFFFFFFF3A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c′′ 2-line </text:p>
            <text:p><text:span text:style-name="T1">octave</text:span></text:p>
          </table:table-cell>
          <table:table-cell table:style-name="ce8" office:value-type="string" calcext:value-type="string">
            <text:p><text:span text:style-name="T3">C5 </text:span><text:span text:style-name="T4">Tenor C</text:span></text:p>
          </table:table-cell>
          <table:table-cell office:value-type="float" office:value="523.2511" calcext:value-type="float">
            <text:p>523.2511</text:p>
          </table:table-cell>
          <table:table-cell table:formula="of:=[.$B$3]/[.D57]" office:value-type="float" office:value="186.633625806042" calcext:value-type="float">
            <text:p>186.634</text:p>
          </table:table-cell>
          <table:table-cell table:formula="of:=ROUND([.E57];0)" office:value-type="float" office:value="187" calcext:value-type="float">
            <text:p>187</text:p>
          </table:table-cell>
          <table:table-cell table:formula="of:=ABS([.E57]-[.F57])" office:value-type="float" office:value="0.366374193957711" calcext:value-type="float">
            <text:p>0.366</text:p>
          </table:table-cell>
          <table:table-cell table:formula="of:=[.G57]/[.E57]" office:value-type="percentage" office:value="0.00196306636799985" calcext:value-type="percentage">
            <text:p>0.1963%</text:p>
          </table:table-cell>
          <table:table-cell table:formula="of:=[.$J$1]-[.F57]" office:value-type="float" office:value="-187" calcext:value-type="float">
            <text:p>-187</text:p>
          </table:table-cell>
          <table:table-cell table:formula="of:=DEC2HEX([.I57])" office:value-type="string" office:string-value="FFFFFFFF45" calcext:value-type="string">
            <text:p>FFFFFFFF45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c♯′′/d♭′′</text:p>
          </table:table-cell>
          <table:table-cell office:value-type="string" calcext:value-type="string">
            <text:p>C♯5/D♭5</text:p>
          </table:table-cell>
          <table:table-cell office:value-type="float" office:value="554.3653" calcext:value-type="float">
            <text:p>554.3653</text:p>
          </table:table-cell>
          <table:table-cell table:formula="of:=[.$B$3]/[.D58]" office:value-type="float" office:value="176.158662888893" calcext:value-type="float">
            <text:p>176.159</text:p>
          </table:table-cell>
          <table:table-cell table:formula="of:=ROUND([.E58];0)" office:value-type="float" office:value="176" calcext:value-type="float">
            <text:p>176</text:p>
          </table:table-cell>
          <table:table-cell table:formula="of:=ABS([.E58]-[.F58])" office:value-type="float" office:value="0.158662888892934" calcext:value-type="float">
            <text:p>0.159</text:p>
          </table:table-cell>
          <table:table-cell table:formula="of:=[.G58]/[.E58]" office:value-type="percentage" office:value="0.00090068172799998" calcext:value-type="percentage">
            <text:p>0.0901%</text:p>
          </table:table-cell>
          <table:table-cell table:formula="of:=[.$J$1]-[.F58]" office:value-type="float" office:value="-176" calcext:value-type="float">
            <text:p>-176</text:p>
          </table:table-cell>
          <table:table-cell table:formula="of:=DEC2HEX([.I58])" office:value-type="string" office:string-value="FFFFFFFF50" calcext:value-type="string">
            <text:p>FFFFFFFF5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d′′</text:p>
          </table:table-cell>
          <table:table-cell office:value-type="string" calcext:value-type="string">
            <text:p>D5</text:p>
          </table:table-cell>
          <table:table-cell office:value-type="float" office:value="587.3295" calcext:value-type="float">
            <text:p>587.3295</text:p>
          </table:table-cell>
          <table:table-cell table:formula="of:=[.$B$3]/[.D59]" office:value-type="float" office:value="166.271658413208" calcext:value-type="float">
            <text:p>166.272</text:p>
          </table:table-cell>
          <table:table-cell table:formula="of:=ROUND([.E59];0)" office:value-type="float" office:value="166" calcext:value-type="float">
            <text:p>166</text:p>
          </table:table-cell>
          <table:table-cell table:formula="of:=ABS([.E59]-[.F59])" office:value-type="float" office:value="0.271658413207575" calcext:value-type="float">
            <text:p>0.272</text:p>
          </table:table-cell>
          <table:table-cell table:formula="of:=[.G59]/[.E59]" office:value-type="percentage" office:value="0.00163382271999999" calcext:value-type="percentage">
            <text:p>0.1634%</text:p>
          </table:table-cell>
          <table:table-cell table:formula="of:=[.$J$1]-[.F59]" office:value-type="float" office:value="-166" calcext:value-type="float">
            <text:p>-166</text:p>
          </table:table-cell>
          <table:table-cell table:formula="of:=DEC2HEX([.I59])" office:value-type="string" office:string-value="FFFFFFFF5A" calcext:value-type="string">
            <text:p>FFFFFFFF5A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d♯′′/e♭′′</text:p>
          </table:table-cell>
          <table:table-cell office:value-type="string" calcext:value-type="string">
            <text:p>D♯5/E♭5</text:p>
          </table:table-cell>
          <table:table-cell office:value-type="float" office:value="622.254" calcext:value-type="float">
            <text:p>622.254</text:p>
          </table:table-cell>
          <table:table-cell table:formula="of:=[.$B$3]/[.D60]" office:value-type="float" office:value="156.939529516885" calcext:value-type="float">
            <text:p>156.940</text:p>
          </table:table-cell>
          <table:table-cell table:formula="of:=ROUND([.E60];0)" office:value-type="float" office:value="157" calcext:value-type="float">
            <text:p>157</text:p>
          </table:table-cell>
          <table:table-cell table:formula="of:=ABS([.E60]-[.F60])" office:value-type="float" office:value="0.0604704831146137" calcext:value-type="float">
            <text:p>0.060</text:p>
          </table:table-cell>
          <table:table-cell table:formula="of:=[.G60]/[.E60]" office:value-type="percentage" office:value="0.000385310720000008" calcext:value-type="percentage">
            <text:p>0.0385%</text:p>
          </table:table-cell>
          <table:table-cell table:formula="of:=[.$J$1]-[.F60]" office:value-type="float" office:value="-157" calcext:value-type="float">
            <text:p>-157</text:p>
          </table:table-cell>
          <table:table-cell table:formula="of:=DEC2HEX([.I60])" office:value-type="string" office:string-value="FFFFFFFF63" calcext:value-type="string">
            <text:p>FFFFFFFF63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′′</text:p>
          </table:table-cell>
          <table:table-cell office:value-type="string" calcext:value-type="string">
            <text:p>E5</text:p>
          </table:table-cell>
          <table:table-cell office:value-type="float" office:value="659.2551" calcext:value-type="float">
            <text:p>659.2551</text:p>
          </table:table-cell>
          <table:table-cell table:formula="of:=[.$B$3]/[.D61]" office:value-type="float" office:value="148.131201412018" calcext:value-type="float">
            <text:p>148.131</text:p>
          </table:table-cell>
          <table:table-cell table:formula="of:=ROUND([.E61];0)" office:value-type="float" office:value="148" calcext:value-type="float">
            <text:p>148</text:p>
          </table:table-cell>
          <table:table-cell table:formula="of:=ABS([.E61]-[.F61])" office:value-type="float" office:value="0.131201412017901" calcext:value-type="float">
            <text:p>0.131</text:p>
          </table:table-cell>
          <table:table-cell table:formula="of:=[.G61]/[.E61]" office:value-type="percentage" office:value="0.000885710848000029" calcext:value-type="percentage">
            <text:p>0.0886%</text:p>
          </table:table-cell>
          <table:table-cell table:formula="of:=[.$J$1]-[.F61]" office:value-type="float" office:value="-148" calcext:value-type="float">
            <text:p>-148</text:p>
          </table:table-cell>
          <table:table-cell table:formula="of:=DEC2HEX([.I61])" office:value-type="string" office:string-value="FFFFFFFF6C" calcext:value-type="string">
            <text:p>FFFFFFFF6C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f′′</text:p>
          </table:table-cell>
          <table:table-cell office:value-type="string" calcext:value-type="string">
            <text:p>F5</text:p>
          </table:table-cell>
          <table:table-cell office:value-type="float" office:value="698.4565" calcext:value-type="float">
            <text:p>698.4565</text:p>
          </table:table-cell>
          <table:table-cell table:formula="of:=[.$B$3]/[.D62]" office:value-type="float" office:value="139.817225553775" calcext:value-type="float">
            <text:p>139.817</text:p>
          </table:table-cell>
          <table:table-cell table:formula="of:=ROUND([.E62];0)" office:value-type="float" office:value="140" calcext:value-type="float">
            <text:p>140</text:p>
          </table:table-cell>
          <table:table-cell table:formula="of:=ABS([.E62]-[.F62])" office:value-type="float" office:value="0.182774446225352" calcext:value-type="float">
            <text:p>0.183</text:p>
          </table:table-cell>
          <table:table-cell table:formula="of:=[.G62]/[.E62]" office:value-type="percentage" office:value="0.00130723839999998" calcext:value-type="percentage">
            <text:p>0.1307%</text:p>
          </table:table-cell>
          <table:table-cell table:formula="of:=[.$J$1]-[.F62]" office:value-type="float" office:value="-140" calcext:value-type="float">
            <text:p>-140</text:p>
          </table:table-cell>
          <table:table-cell table:formula="of:=DEC2HEX([.I62])" office:value-type="string" office:string-value="FFFFFFFF74" calcext:value-type="string">
            <text:p>FFFFFFFF74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f♯′′/g♭′′</text:p>
          </table:table-cell>
          <table:table-cell office:value-type="string" calcext:value-type="string">
            <text:p>F♯5/G♭5</text:p>
          </table:table-cell>
          <table:table-cell office:value-type="float" office:value="739.9888" calcext:value-type="float">
            <text:p>739.9888</text:p>
          </table:table-cell>
          <table:table-cell table:formula="of:=[.$B$3]/[.D63]" office:value-type="float" office:value="131.969902787718" calcext:value-type="float">
            <text:p>131.970</text:p>
          </table:table-cell>
          <table:table-cell table:formula="of:=ROUND([.E63];0)" office:value-type="float" office:value="132" calcext:value-type="float">
            <text:p>132</text:p>
          </table:table-cell>
          <table:table-cell table:formula="of:=ABS([.E63]-[.F63])" office:value-type="float" office:value="0.0300972122821292" calcext:value-type="float">
            <text:p>0.030</text:p>
          </table:table-cell>
          <table:table-cell table:formula="of:=[.G63]/[.E63]" office:value-type="percentage" office:value="0.00022806118399998" calcext:value-type="percentage">
            <text:p>0.0228%</text:p>
          </table:table-cell>
          <table:table-cell table:formula="of:=[.$J$1]-[.F63]" office:value-type="float" office:value="-132" calcext:value-type="float">
            <text:p>-132</text:p>
          </table:table-cell>
          <table:table-cell table:formula="of:=DEC2HEX([.I63])" office:value-type="string" office:string-value="FFFFFFFF7C" calcext:value-type="string">
            <text:p>FFFFFFFF7C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g′′</text:p>
          </table:table-cell>
          <table:table-cell office:value-type="string" calcext:value-type="string">
            <text:p>G5</text:p>
          </table:table-cell>
          <table:table-cell office:value-type="float" office:value="783.9909" calcext:value-type="float">
            <text:p>783.9909</text:p>
          </table:table-cell>
          <table:table-cell table:formula="of:=[.$B$3]/[.D64]" office:value-type="float" office:value="124.562989187757" calcext:value-type="float">
            <text:p>124.563</text:p>
          </table:table-cell>
          <table:table-cell table:formula="of:=ROUND([.E64];0)" office:value-type="float" office:value="125" calcext:value-type="float">
            <text:p>125</text:p>
          </table:table-cell>
          <table:table-cell table:formula="of:=ABS([.E64]-[.F64])" office:value-type="float" office:value="0.437010812242846" calcext:value-type="float">
            <text:p>0.437</text:p>
          </table:table-cell>
          <table:table-cell table:formula="of:=[.G64]/[.E64]" office:value-type="percentage" office:value="0.003508352" calcext:value-type="percentage">
            <text:p>0.3508%</text:p>
          </table:table-cell>
          <table:table-cell table:formula="of:=[.$J$1]-[.F64]" office:value-type="float" office:value="-125" calcext:value-type="float">
            <text:p>-125</text:p>
          </table:table-cell>
          <table:table-cell table:formula="of:=DEC2HEX([.I64])" office:value-type="string" office:string-value="FFFFFFFF83" calcext:value-type="string">
            <text:p>FFFFFFFF83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g♯′′/a♭′′</text:p>
          </table:table-cell>
          <table:table-cell office:value-type="string" calcext:value-type="string">
            <text:p>G♯5/A♭5</text:p>
          </table:table-cell>
          <table:table-cell office:value-type="float" office:value="830.6094" calcext:value-type="float">
            <text:p>830.6094</text:p>
          </table:table-cell>
          <table:table-cell table:formula="of:=[.$B$3]/[.D65]" office:value-type="float" office:value="117.571809324575" calcext:value-type="float">
            <text:p>117.572</text:p>
          </table:table-cell>
          <table:table-cell table:formula="of:=ROUND([.E65];0)" office:value-type="float" office:value="118" calcext:value-type="float">
            <text:p>118</text:p>
          </table:table-cell>
          <table:table-cell table:formula="of:=ABS([.E65]-[.F65])" office:value-type="float" office:value="0.428190675424574" calcext:value-type="float">
            <text:p>0.428</text:p>
          </table:table-cell>
          <table:table-cell table:formula="of:=[.G65]/[.E65]" office:value-type="percentage" office:value="0.003641950208" calcext:value-type="percentage">
            <text:p>0.3642%</text:p>
          </table:table-cell>
          <table:table-cell table:formula="of:=[.$J$1]-[.F65]" office:value-type="float" office:value="-118" calcext:value-type="float">
            <text:p>-118</text:p>
          </table:table-cell>
          <table:table-cell table:formula="of:=DEC2HEX([.I65])" office:value-type="string" office:string-value="FFFFFFFF8A" calcext:value-type="string">
            <text:p>FFFFFFFF8A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a′′</text:p>
          </table:table-cell>
          <table:table-cell office:value-type="string" calcext:value-type="string">
            <text:p>A5</text:p>
          </table:table-cell>
          <table:table-cell table:style-name="ce4" office:value-type="float" office:value="880" calcext:value-type="float">
            <text:p>880</text:p>
          </table:table-cell>
          <table:table-cell table:formula="of:=[.$B$3]/[.D66]" office:value-type="float" office:value="110.973011363636" calcext:value-type="float">
            <text:p>110.973</text:p>
          </table:table-cell>
          <table:table-cell table:formula="of:=ROUND([.E66];0)" office:value-type="float" office:value="111" calcext:value-type="float">
            <text:p>111</text:p>
          </table:table-cell>
          <table:table-cell table:formula="of:=ABS([.E66]-[.F66])" office:value-type="float" office:value="0.0269886363636402" calcext:value-type="float">
            <text:p>0.027</text:p>
          </table:table-cell>
          <table:table-cell table:formula="of:=[.G66]/[.E66]" office:value-type="percentage" office:value="0.000243200000000035" calcext:value-type="percentage">
            <text:p>0.0243%</text:p>
          </table:table-cell>
          <table:table-cell table:formula="of:=[.$J$1]-[.F66]" office:value-type="float" office:value="-111" calcext:value-type="float">
            <text:p>-111</text:p>
          </table:table-cell>
          <table:table-cell table:formula="of:=DEC2HEX([.I66])" office:value-type="string" office:string-value="FFFFFFFF91" calcext:value-type="string">
            <text:p>FFFFFFFF91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♯′′/b♭′′</text:p>
          </table:table-cell>
          <table:table-cell office:value-type="string" calcext:value-type="string">
            <text:p>A♯5/B♭5</text:p>
          </table:table-cell>
          <table:table-cell office:value-type="float" office:value="932.3275" calcext:value-type="float">
            <text:p>932.3275</text:p>
          </table:table-cell>
          <table:table-cell table:formula="of:=[.$B$3]/[.D67]" office:value-type="float" office:value="104.744577415125" calcext:value-type="float">
            <text:p>104.745</text:p>
          </table:table-cell>
          <table:table-cell table:formula="of:=ROUND([.E67];0)" office:value-type="float" office:value="105" calcext:value-type="float">
            <text:p>105</text:p>
          </table:table-cell>
          <table:table-cell table:formula="of:=ABS([.E67]-[.F67])" office:value-type="float" office:value="0.25542258487495" calcext:value-type="float">
            <text:p>0.255</text:p>
          </table:table-cell>
          <table:table-cell table:formula="of:=[.G67]/[.E67]" office:value-type="percentage" office:value="0.002438528" calcext:value-type="percentage">
            <text:p>0.2439%</text:p>
          </table:table-cell>
          <table:table-cell table:formula="of:=[.$J$1]-[.F67]" office:value-type="float" office:value="-105" calcext:value-type="float">
            <text:p>-105</text:p>
          </table:table-cell>
          <table:table-cell table:formula="of:=DEC2HEX([.I67])" office:value-type="string" office:string-value="FFFFFFFF97" calcext:value-type="string">
            <text:p>FFFFFFFF97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b′′</text:p>
          </table:table-cell>
          <table:table-cell office:value-type="string" calcext:value-type="string">
            <text:p>B5</text:p>
          </table:table-cell>
          <table:table-cell office:value-type="float" office:value="987.7666" calcext:value-type="float">
            <text:p>987.7666</text:p>
          </table:table-cell>
          <table:table-cell table:formula="of:=[.$B$3]/[.D68]" office:value-type="float" office:value="98.8657138234883" calcext:value-type="float">
            <text:p>98.866</text:p>
          </table:table-cell>
          <table:table-cell table:formula="of:=ROUND([.E68];0)" office:value-type="float" office:value="99" calcext:value-type="float">
            <text:p>99</text:p>
          </table:table-cell>
          <table:table-cell table:formula="of:=ABS([.E68]-[.F68])" office:value-type="float" office:value="0.134286176511736" calcext:value-type="float">
            <text:p>0.134</text:p>
          </table:table-cell>
          <table:table-cell table:formula="of:=[.G68]/[.E68]" office:value-type="percentage" office:value="0.00135826841599998" calcext:value-type="percentage">
            <text:p>0.1358%</text:p>
          </table:table-cell>
          <table:table-cell table:formula="of:=[.$J$1]-[.F68]" office:value-type="float" office:value="-99" calcext:value-type="float">
            <text:p>-99</text:p>
          </table:table-cell>
          <table:table-cell table:formula="of:=DEC2HEX([.I68])" office:value-type="string" office:string-value="FFFFFFFF9D" calcext:value-type="string">
            <text:p>FFFFFFFF9D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c′′′ 3-line </text:p>
            <text:p><text:span text:style-name="T1">octave</text:span></text:p>
          </table:table-cell>
          <table:table-cell table:style-name="ce6" office:value-type="string" calcext:value-type="string">
            <text:p>C6 <text:span text:style-name="T1">Soprano </text:span></text:p>
            <text:p><text:span text:style-name="T1">C</text:span><text:span text:style-name="T5"> (High C)</text:span></text:p>
          </table:table-cell>
          <table:table-cell office:value-type="float" office:value="1046.502" calcext:value-type="float">
            <text:p>1046.502</text:p>
          </table:table-cell>
          <table:table-cell table:formula="of:=[.$B$3]/[.D69]" office:value-type="float" office:value="93.316830737065" calcext:value-type="float">
            <text:p>93.317</text:p>
          </table:table-cell>
          <table:table-cell table:formula="of:=ROUND([.E69];0)" office:value-type="float" office:value="93" calcext:value-type="float">
            <text:p>93</text:p>
          </table:table-cell>
          <table:table-cell table:formula="of:=ABS([.E69]-[.F69])" office:value-type="float" office:value="0.316830737065004" calcext:value-type="float">
            <text:p>0.317</text:p>
          </table:table-cell>
          <table:table-cell table:formula="of:=[.G69]/[.E69]" office:value-type="percentage" office:value="0.00339521536000001" calcext:value-type="percentage">
            <text:p>0.3395%</text:p>
          </table:table-cell>
          <table:table-cell table:formula="of:=[.$J$1]-[.F69]" office:value-type="float" office:value="-93" calcext:value-type="float">
            <text:p>-93</text:p>
          </table:table-cell>
          <table:table-cell table:formula="of:=DEC2HEX([.I69])" office:value-type="string" office:string-value="FFFFFFFFA3" calcext:value-type="string">
            <text:p>FFFFFFFFA3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♯′′′/d♭′′′</text:p>
          </table:table-cell>
          <table:table-cell office:value-type="string" calcext:value-type="string">
            <text:p>C♯6/D♭6</text:p>
          </table:table-cell>
          <table:table-cell office:value-type="float" office:value="1108.731" calcext:value-type="float">
            <text:p>1108.731</text:p>
          </table:table-cell>
          <table:table-cell table:formula="of:=[.$B$3]/[.D70]" office:value-type="float" office:value="88.0792996678184" calcext:value-type="float">
            <text:p>88.079</text:p>
          </table:table-cell>
          <table:table-cell table:formula="of:=ROUND([.E70];0)" office:value-type="float" office:value="88" calcext:value-type="float">
            <text:p>88</text:p>
          </table:table-cell>
          <table:table-cell table:formula="of:=ABS([.E70]-[.F70])" office:value-type="float" office:value="0.0792996678184323" calcext:value-type="float">
            <text:p>0.079</text:p>
          </table:table-cell>
          <table:table-cell table:formula="of:=[.G70]/[.E70]" office:value-type="percentage" office:value="0.000900321279999983" calcext:value-type="percentage">
            <text:p>0.0900%</text:p>
          </table:table-cell>
          <table:table-cell table:formula="of:=[.$J$1]-[.F70]" office:value-type="float" office:value="-88" calcext:value-type="float">
            <text:p>-88</text:p>
          </table:table-cell>
          <table:table-cell table:formula="of:=DEC2HEX([.I70])" office:value-type="string" office:string-value="FFFFFFFFA8" calcext:value-type="string">
            <text:p>FFFFFFFFA8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d′′′</text:p>
          </table:table-cell>
          <table:table-cell office:value-type="string" calcext:value-type="string">
            <text:p>D6</text:p>
          </table:table-cell>
          <table:table-cell office:value-type="float" office:value="1174.659" calcext:value-type="float">
            <text:p>1174.659</text:p>
          </table:table-cell>
          <table:table-cell table:formula="of:=[.$B$3]/[.D71]" office:value-type="float" office:value="83.1358292066038" calcext:value-type="float">
            <text:p>83.136</text:p>
          </table:table-cell>
          <table:table-cell table:formula="of:=ROUND([.E71];0)" office:value-type="float" office:value="83" calcext:value-type="float">
            <text:p>83</text:p>
          </table:table-cell>
          <table:table-cell table:formula="of:=ABS([.E71]-[.F71])" office:value-type="float" office:value="0.135829206603788" calcext:value-type="float">
            <text:p>0.136</text:p>
          </table:table-cell>
          <table:table-cell table:formula="of:=[.G71]/[.E71]" office:value-type="percentage" office:value="0.00163382271999999" calcext:value-type="percentage">
            <text:p>0.1634%</text:p>
          </table:table-cell>
          <table:table-cell table:formula="of:=[.$J$1]-[.F71]" office:value-type="float" office:value="-83" calcext:value-type="float">
            <text:p>-83</text:p>
          </table:table-cell>
          <table:table-cell table:formula="of:=DEC2HEX([.I71])" office:value-type="string" office:string-value="FFFFFFFFAD" calcext:value-type="string">
            <text:p>FFFFFFFFAD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d♯′′′/e♭′′′</text:p>
          </table:table-cell>
          <table:table-cell office:value-type="string" calcext:value-type="string">
            <text:p>D♯6/E♭6</text:p>
          </table:table-cell>
          <table:table-cell office:value-type="float" office:value="1244.508" calcext:value-type="float">
            <text:p>1244.508</text:p>
          </table:table-cell>
          <table:table-cell table:formula="of:=[.$B$3]/[.D72]" office:value-type="float" office:value="78.4697647584427" calcext:value-type="float">
            <text:p>78.470</text:p>
          </table:table-cell>
          <table:table-cell table:formula="of:=ROUND([.E72];0)" office:value-type="float" office:value="78" calcext:value-type="float">
            <text:p>78</text:p>
          </table:table-cell>
          <table:table-cell table:formula="of:=ABS([.E72]-[.F72])" office:value-type="float" office:value="0.469764758442693" calcext:value-type="float">
            <text:p>0.470</text:p>
          </table:table-cell>
          <table:table-cell table:formula="of:=[.G72]/[.E72]" office:value-type="percentage" office:value="0.00598657023999999" calcext:value-type="percentage">
            <text:p>0.5987%</text:p>
          </table:table-cell>
          <table:table-cell table:formula="of:=[.$J$1]-[.F72]" office:value-type="float" office:value="-78" calcext:value-type="float">
            <text:p>-78</text:p>
          </table:table-cell>
          <table:table-cell table:formula="of:=DEC2HEX([.I72])" office:value-type="string" office:string-value="FFFFFFFFB2" calcext:value-type="string">
            <text:p>FFFFFFFFB2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e′′′</text:p>
          </table:table-cell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[.$B$3]/[.D73]" office:value-type="float" office:value="74.0656119407513" calcext:value-type="float">
            <text:p>74.066</text:p>
          </table:table-cell>
          <table:table-cell table:formula="of:=ROUND([.E73];0)" office:value-type="float" office:value="74" calcext:value-type="float">
            <text:p>74</text:p>
          </table:table-cell>
          <table:table-cell table:formula="of:=ABS([.E73]-[.F73])" office:value-type="float" office:value="0.0656119407512961" calcext:value-type="float">
            <text:p>0.066</text:p>
          </table:table-cell>
          <table:table-cell table:formula="of:=[.G73]/[.E73]" office:value-type="percentage" office:value="0.000885862399999912" calcext:value-type="percentage">
            <text:p>0.0886%</text:p>
          </table:table-cell>
          <table:table-cell table:formula="of:=[.$J$1]-[.F73]" office:value-type="float" office:value="-74" calcext:value-type="float">
            <text:p>-74</text:p>
          </table:table-cell>
          <table:table-cell table:formula="of:=DEC2HEX([.I73])" office:value-type="string" office:string-value="FFFFFFFFB6" calcext:value-type="string">
            <text:p>FFFFFFFFB6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′′′</text:p>
          </table:table-cell>
          <table:table-cell office:value-type="string" calcext:value-type="string">
            <text:p>F6</text:p>
          </table:table-cell>
          <table:table-cell office:value-type="float" office:value="1396.913" calcext:value-type="float">
            <text:p>1396.913</text:p>
          </table:table-cell>
          <table:table-cell table:formula="of:=[.$B$3]/[.D74]" office:value-type="float" office:value="69.9086127768873" calcext:value-type="float">
            <text:p>69.909</text:p>
          </table:table-cell>
          <table:table-cell table:formula="of:=ROUND([.E74];0)" office:value-type="float" office:value="70" calcext:value-type="float">
            <text:p>70</text:p>
          </table:table-cell>
          <table:table-cell table:formula="of:=ABS([.E74]-[.F74])" office:value-type="float" office:value="0.091387223112676" calcext:value-type="float">
            <text:p>0.091</text:p>
          </table:table-cell>
          <table:table-cell table:formula="of:=[.G74]/[.E74]" office:value-type="percentage" office:value="0.00130723839999998" calcext:value-type="percentage">
            <text:p>0.1307%</text:p>
          </table:table-cell>
          <table:table-cell table:formula="of:=[.$J$1]-[.F74]" office:value-type="float" office:value="-70" calcext:value-type="float">
            <text:p>-70</text:p>
          </table:table-cell>
          <table:table-cell table:formula="of:=DEC2HEX([.I74])" office:value-type="string" office:string-value="FFFFFFFFBA" calcext:value-type="string">
            <text:p>FFFFFFFFBA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f♯′′′/g♭′′′</text:p>
          </table:table-cell>
          <table:table-cell office:value-type="string" calcext:value-type="string">
            <text:p>F♯6/G♭6</text:p>
          </table:table-cell>
          <table:table-cell office:value-type="float" office:value="1479.978" calcext:value-type="float">
            <text:p>1479.978</text:p>
          </table:table-cell>
          <table:table-cell table:formula="of:=[.$B$3]/[.D75]" office:value-type="float" office:value="65.9849335598232" calcext:value-type="float">
            <text:p>65.985</text:p>
          </table:table-cell>
          <table:table-cell table:formula="of:=ROUND([.E75];0)" office:value-type="float" office:value="66" calcext:value-type="float">
            <text:p>66</text:p>
          </table:table-cell>
          <table:table-cell table:formula="of:=ABS([.E75]-[.F75])" office:value-type="float" office:value="0.0150664401768097" calcext:value-type="float">
            <text:p>0.015</text:p>
          </table:table-cell>
          <table:table-cell table:formula="of:=[.G75]/[.E75]" office:value-type="percentage" office:value="0.000228331519999943" calcext:value-type="percentage">
            <text:p>0.0228%</text:p>
          </table:table-cell>
          <table:table-cell table:formula="of:=[.$J$1]-[.F75]" office:value-type="float" office:value="-66" calcext:value-type="float">
            <text:p>-66</text:p>
          </table:table-cell>
          <table:table-cell table:formula="of:=DEC2HEX([.I75])" office:value-type="string" office:string-value="FFFFFFFFBE" calcext:value-type="string">
            <text:p>FFFFFFFFBE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g′′′</text:p>
          </table:table-cell>
          <table:table-cell office:value-type="string" calcext:value-type="string">
            <text:p>G6</text:p>
          </table:table-cell>
          <table:table-cell office:value-type="float" office:value="1567.982" calcext:value-type="float">
            <text:p>1567.982</text:p>
          </table:table-cell>
          <table:table-cell table:formula="of:=[.$B$3]/[.D76]" office:value-type="float" office:value="62.2814866497192" calcext:value-type="float">
            <text:p>62.281</text:p>
          </table:table-cell>
          <table:table-cell table:formula="of:=ROUND([.E76];0)" office:value-type="float" office:value="62" calcext:value-type="float">
            <text:p>62</text:p>
          </table:table-cell>
          <table:table-cell table:formula="of:=ABS([.E76]-[.F76])" office:value-type="float" office:value="0.281486649719191" calcext:value-type="float">
            <text:p>0.281</text:p>
          </table:table-cell>
          <table:table-cell table:formula="of:=[.G76]/[.E76]" office:value-type="percentage" office:value="0.00451958783999997" calcext:value-type="percentage">
            <text:p>0.4520%</text:p>
          </table:table-cell>
          <table:table-cell table:formula="of:=[.$J$1]-[.F76]" office:value-type="float" office:value="-62" calcext:value-type="float">
            <text:p>-62</text:p>
          </table:table-cell>
          <table:table-cell table:formula="of:=DEC2HEX([.I76])" office:value-type="string" office:string-value="FFFFFFFFC2" calcext:value-type="string">
            <text:p>FFFFFFFFC2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g♯′′′/a♭′′′</text:p>
          </table:table-cell>
          <table:table-cell office:value-type="string" calcext:value-type="string">
            <text:p>G♯6/A♭6</text:p>
          </table:table-cell>
          <table:table-cell office:value-type="float" office:value="1661.219" calcext:value-type="float">
            <text:p>1661.219</text:p>
          </table:table-cell>
          <table:table-cell table:formula="of:=[.$B$3]/[.D77]" office:value-type="float" office:value="58.7858975848458" calcext:value-type="float">
            <text:p>58.786</text:p>
          </table:table-cell>
          <table:table-cell table:formula="of:=ROUND([.E77];0)" office:value-type="float" office:value="59" calcext:value-type="float">
            <text:p>59</text:p>
          </table:table-cell>
          <table:table-cell table:formula="of:=ABS([.E77]-[.F77])" office:value-type="float" office:value="0.214102415154173" calcext:value-type="float">
            <text:p>0.214</text:p>
          </table:table-cell>
          <table:table-cell table:formula="of:=[.G77]/[.E77]" office:value-type="percentage" office:value="0.00364207104" calcext:value-type="percentage">
            <text:p>0.3642%</text:p>
          </table:table-cell>
          <table:table-cell table:formula="of:=[.$J$1]-[.F77]" office:value-type="float" office:value="-59" calcext:value-type="float">
            <text:p>-59</text:p>
          </table:table-cell>
          <table:table-cell table:formula="of:=DEC2HEX([.I77])" office:value-type="string" office:string-value="FFFFFFFFC5" calcext:value-type="string">
            <text:p>FFFFFFFFC5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a′′′</text:p>
          </table:table-cell>
          <table:table-cell office:value-type="string" calcext:value-type="string">
            <text:p>A6</text:p>
          </table:table-cell>
          <table:table-cell table:style-name="ce4" office:value-type="float" office:value="1760" calcext:value-type="float">
            <text:p>1760</text:p>
          </table:table-cell>
          <table:table-cell table:formula="of:=[.$B$3]/[.D78]" office:value-type="float" office:value="55.4865056818182" calcext:value-type="float">
            <text:p>55.487</text:p>
          </table:table-cell>
          <table:table-cell table:formula="of:=ROUND([.E78];0)" office:value-type="float" office:value="55" calcext:value-type="float">
            <text:p>55</text:p>
          </table:table-cell>
          <table:table-cell table:formula="of:=ABS([.E78]-[.F78])" office:value-type="float" office:value="0.48650568181818" calcext:value-type="float">
            <text:p>0.487</text:p>
          </table:table-cell>
          <table:table-cell table:formula="of:=[.G78]/[.E78]" office:value-type="percentage" office:value="0.00876799999999997" calcext:value-type="percentage">
            <text:p>0.8768%</text:p>
          </table:table-cell>
          <table:table-cell table:formula="of:=[.$J$1]-[.F78]" office:value-type="float" office:value="-55" calcext:value-type="float">
            <text:p>-55</text:p>
          </table:table-cell>
          <table:table-cell table:formula="of:=DEC2HEX([.I78])" office:value-type="string" office:string-value="FFFFFFFFC9" calcext:value-type="string">
            <text:p>FFFFFFFFC9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a♯′′′/b♭′′′</text:p>
          </table:table-cell>
          <table:table-cell office:value-type="string" calcext:value-type="string">
            <text:p>A♯6/B♭6</text:p>
          </table:table-cell>
          <table:table-cell office:value-type="float" office:value="1864.655" calcext:value-type="float">
            <text:p>1864.655</text:p>
          </table:table-cell>
          <table:table-cell table:formula="of:=[.$B$3]/[.D79]" office:value-type="float" office:value="52.3722887075625" calcext:value-type="float">
            <text:p>52.372</text:p>
          </table:table-cell>
          <table:table-cell table:formula="of:=ROUND([.E79];0)" office:value-type="float" office:value="52" calcext:value-type="float">
            <text:p>52</text:p>
          </table:table-cell>
          <table:table-cell table:formula="of:=ABS([.E79]-[.F79])" office:value-type="float" office:value="0.372288707562525" calcext:value-type="float">
            <text:p>0.372</text:p>
          </table:table-cell>
          <table:table-cell table:formula="of:=[.G79]/[.E79]" office:value-type="percentage" office:value="0.0071085056" calcext:value-type="percentage">
            <text:p>0.7109%</text:p>
          </table:table-cell>
          <table:table-cell table:formula="of:=[.$J$1]-[.F79]" office:value-type="float" office:value="-52" calcext:value-type="float">
            <text:p>-52</text:p>
          </table:table-cell>
          <table:table-cell table:formula="of:=DEC2HEX([.I79])" office:value-type="string" office:string-value="FFFFFFFFCC" calcext:value-type="string">
            <text:p>FFFFFFFFCC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b′′′</text:p>
          </table:table-cell>
          <table:table-cell office:value-type="string" calcext:value-type="string">
            <text:p>B6</text:p>
          </table:table-cell>
          <table:table-cell office:value-type="float" office:value="1975.533" calcext:value-type="float">
            <text:p>1975.533</text:p>
          </table:table-cell>
          <table:table-cell table:formula="of:=[.$B$3]/[.D80]" office:value-type="float" office:value="49.4328619162525" calcext:value-type="float">
            <text:p>49.433</text:p>
          </table:table-cell>
          <table:table-cell table:formula="of:=ROUND([.E80];0)" office:value-type="float" office:value="49" calcext:value-type="float">
            <text:p>49</text:p>
          </table:table-cell>
          <table:table-cell table:formula="of:=ABS([.E80]-[.F80])" office:value-type="float" office:value="0.432861916252477" calcext:value-type="float">
            <text:p>0.433</text:p>
          </table:table-cell>
          <table:table-cell table:formula="of:=[.G80]/[.E80]" office:value-type="percentage" office:value="0.00875656192000005" calcext:value-type="percentage">
            <text:p>0.8757%</text:p>
          </table:table-cell>
          <table:table-cell table:formula="of:=[.$J$1]-[.F80]" office:value-type="float" office:value="-49" calcext:value-type="float">
            <text:p>-49</text:p>
          </table:table-cell>
          <table:table-cell table:formula="of:=DEC2HEX([.I80])" office:value-type="string" office:string-value="FFFFFFFFCF" calcext:value-type="string">
            <text:p>FFFFFFFFCF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c′′′′ 4-line </text:p>
            <text:p><text:span text:style-name="T1">octave</text:span></text:p>
          </table:table-cell>
          <table:table-cell table:style-name="ce6" office:value-type="string" calcext:value-type="string">
            <text:p>C7 <text:span text:style-name="T1">Double </text:span></text:p>
            <text:p><text:span text:style-name="T1">high C</text:span></text:p>
          </table:table-cell>
          <table:table-cell office:value-type="float" office:value="2093.005" calcext:value-type="float">
            <text:p>2093.005</text:p>
          </table:table-cell>
          <table:table-cell table:formula="of:=[.$B$3]/[.D81]" office:value-type="float" office:value="46.6583930759841" calcext:value-type="float">
            <text:p>46.658</text:p>
          </table:table-cell>
          <table:table-cell table:formula="of:=ROUND([.E81];0)" office:value-type="float" office:value="47" calcext:value-type="float">
            <text:p>47</text:p>
          </table:table-cell>
          <table:table-cell table:formula="of:=ABS([.E81]-[.F81])" office:value-type="float" office:value="0.341606924015949" calcext:value-type="float">
            <text:p>0.342</text:p>
          </table:table-cell>
          <table:table-cell table:formula="of:=[.G81]/[.E81]" office:value-type="percentage" office:value="0.00732144640000001" calcext:value-type="percentage">
            <text:p>0.7321%</text:p>
          </table:table-cell>
          <table:table-cell table:formula="of:=[.$J$1]-[.F81]" office:value-type="float" office:value="-47" calcext:value-type="float">
            <text:p>-47</text:p>
          </table:table-cell>
          <table:table-cell table:formula="of:=DEC2HEX([.I81])" office:value-type="string" office:string-value="FFFFFFFFD1" calcext:value-type="string">
            <text:p>FFFFFFFFD1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♯′′′′/d♭′′′′</text:p>
          </table:table-cell>
          <table:table-cell office:value-type="string" calcext:value-type="string">
            <text:p>C♯7/D♭7</text:p>
          </table:table-cell>
          <table:table-cell office:value-type="float" office:value="2217.461" calcext:value-type="float">
            <text:p>2217.461</text:p>
          </table:table-cell>
          <table:table-cell table:formula="of:=[.$B$3]/[.D82]" office:value-type="float" office:value="44.0396696943035" calcext:value-type="float">
            <text:p>44.040</text:p>
          </table:table-cell>
          <table:table-cell table:formula="of:=ROUND([.E82];0)" office:value-type="float" office:value="44" calcext:value-type="float">
            <text:p>44</text:p>
          </table:table-cell>
          <table:table-cell table:formula="of:=ABS([.E82]-[.F82])" office:value-type="float" office:value="0.0396696943035337" calcext:value-type="float">
            <text:p>0.040</text:p>
          </table:table-cell>
          <table:table-cell table:formula="of:=[.G82]/[.E82]" office:value-type="percentage" office:value="0.000900771840000084" calcext:value-type="percentage">
            <text:p>0.0901%</text:p>
          </table:table-cell>
          <table:table-cell table:formula="of:=[.$J$1]-[.F82]" office:value-type="float" office:value="-44" calcext:value-type="float">
            <text:p>-44</text:p>
          </table:table-cell>
          <table:table-cell table:formula="of:=DEC2HEX([.I82])" office:value-type="string" office:string-value="FFFFFFFFD4" calcext:value-type="string">
            <text:p>FFFFFFFFD4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d′′′′</text:p>
          </table:table-cell>
          <table:table-cell office:value-type="string" calcext:value-type="string">
            <text:p>D7</text:p>
          </table:table-cell>
          <table:table-cell office:value-type="float" office:value="2349.318" calcext:value-type="float">
            <text:p>2349.318</text:p>
          </table:table-cell>
          <table:table-cell table:formula="of:=[.$B$3]/[.D83]" office:value-type="float" office:value="41.5679146033019" calcext:value-type="float">
            <text:p>41.568</text:p>
          </table:table-cell>
          <table:table-cell table:formula="of:=ROUND([.E83];0)" office:value-type="float" office:value="42" calcext:value-type="float">
            <text:p>42</text:p>
          </table:table-cell>
          <table:table-cell table:formula="of:=ABS([.E83]-[.F83])" office:value-type="float" office:value="0.432085396698106" calcext:value-type="float">
            <text:p>0.432</text:p>
          </table:table-cell>
          <table:table-cell table:formula="of:=[.G83]/[.E83]" office:value-type="percentage" office:value="0.01039468544" calcext:value-type="percentage">
            <text:p>1.0395%</text:p>
          </table:table-cell>
          <table:table-cell table:formula="of:=[.$J$1]-[.F83]" office:value-type="float" office:value="-42" calcext:value-type="float">
            <text:p>-42</text:p>
          </table:table-cell>
          <table:table-cell table:formula="of:=DEC2HEX([.I83])" office:value-type="string" office:string-value="FFFFFFFFD6" calcext:value-type="string">
            <text:p>FFFFFFFFD6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d♯′′′′/e♭′′′′</text:p>
          </table:table-cell>
          <table:table-cell office:value-type="string" calcext:value-type="string">
            <text:p>D♯7/E♭7</text:p>
          </table:table-cell>
          <table:table-cell office:value-type="float" office:value="2489.016" calcext:value-type="float">
            <text:p>2489.016</text:p>
          </table:table-cell>
          <table:table-cell table:formula="of:=[.$B$3]/[.D84]" office:value-type="float" office:value="39.2348823792213" calcext:value-type="float">
            <text:p>39.235</text:p>
          </table:table-cell>
          <table:table-cell table:formula="of:=ROUND([.E84];0)" office:value-type="float" office:value="39" calcext:value-type="float">
            <text:p>39</text:p>
          </table:table-cell>
          <table:table-cell table:formula="of:=ABS([.E84]-[.F84])" office:value-type="float" office:value="0.234882379221347" calcext:value-type="float">
            <text:p>0.235</text:p>
          </table:table-cell>
          <table:table-cell table:formula="of:=[.G84]/[.E84]" office:value-type="percentage" office:value="0.00598657023999999" calcext:value-type="percentage">
            <text:p>0.5987%</text:p>
          </table:table-cell>
          <table:table-cell table:formula="of:=[.$J$1]-[.F84]" office:value-type="float" office:value="-39" calcext:value-type="float">
            <text:p>-39</text:p>
          </table:table-cell>
          <table:table-cell table:formula="of:=DEC2HEX([.I84])" office:value-type="string" office:string-value="FFFFFFFFD9" calcext:value-type="string">
            <text:p>FFFFFFFFD9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e′′′′</text:p>
          </table:table-cell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[.$B$3]/[.D85]" office:value-type="float" office:value="37.0328059703756" calcext:value-type="float">
            <text:p>37.033</text:p>
          </table:table-cell>
          <table:table-cell table:formula="of:=ROUND([.E85];0)" office:value-type="float" office:value="37" calcext:value-type="float">
            <text:p>37</text:p>
          </table:table-cell>
          <table:table-cell table:formula="of:=ABS([.E85]-[.F85])" office:value-type="float" office:value="0.032805970375648" calcext:value-type="float">
            <text:p>0.033</text:p>
          </table:table-cell>
          <table:table-cell table:formula="of:=[.G85]/[.E85]" office:value-type="percentage" office:value="0.000885862399999912" calcext:value-type="percentage">
            <text:p>0.0886%</text:p>
          </table:table-cell>
          <table:table-cell table:formula="of:=[.$J$1]-[.F85]" office:value-type="float" office:value="-37" calcext:value-type="float">
            <text:p>-37</text:p>
          </table:table-cell>
          <table:table-cell table:formula="of:=DEC2HEX([.I85])" office:value-type="string" office:string-value="FFFFFFFFDB" calcext:value-type="string">
            <text:p>FFFFFFFFDB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f′′′′</text:p>
          </table:table-cell>
          <table:table-cell office:value-type="string" calcext:value-type="string">
            <text:p>F7</text:p>
          </table:table-cell>
          <table:table-cell office:value-type="float" office:value="2793.826" calcext:value-type="float">
            <text:p>2793.826</text:p>
          </table:table-cell>
          <table:table-cell table:formula="of:=[.$B$3]/[.D86]" office:value-type="float" office:value="34.9543063884437" calcext:value-type="float">
            <text:p>34.954</text:p>
          </table:table-cell>
          <table:table-cell table:formula="of:=ROUND([.E86];0)" office:value-type="float" office:value="35" calcext:value-type="float">
            <text:p>35</text:p>
          </table:table-cell>
          <table:table-cell table:formula="of:=ABS([.E86]-[.F86])" office:value-type="float" office:value="0.045693611556338" calcext:value-type="float">
            <text:p>0.046</text:p>
          </table:table-cell>
          <table:table-cell table:formula="of:=[.G86]/[.E86]" office:value-type="percentage" office:value="0.00130723839999998" calcext:value-type="percentage">
            <text:p>0.1307%</text:p>
          </table:table-cell>
          <table:table-cell table:formula="of:=[.$J$1]-[.F86]" office:value-type="float" office:value="-35" calcext:value-type="float">
            <text:p>-35</text:p>
          </table:table-cell>
          <table:table-cell table:formula="of:=DEC2HEX([.I86])" office:value-type="string" office:string-value="FFFFFFFFDD" calcext:value-type="string">
            <text:p>FFFFFFFFDD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f♯′′′′/g♭′′′′</text:p>
          </table:table-cell>
          <table:table-cell office:value-type="string" calcext:value-type="string">
            <text:p>F♯7/G♭7</text:p>
          </table:table-cell>
          <table:table-cell office:value-type="float" office:value="2959.955" calcext:value-type="float">
            <text:p>2959.955</text:p>
          </table:table-cell>
          <table:table-cell table:formula="of:=[.$B$3]/[.D87]" office:value-type="float" office:value="32.9924779261847" calcext:value-type="float">
            <text:p>32.992</text:p>
          </table:table-cell>
          <table:table-cell table:formula="of:=ROUND([.E87];0)" office:value-type="float" office:value="33" calcext:value-type="float">
            <text:p>33</text:p>
          </table:table-cell>
          <table:table-cell table:formula="of:=ABS([.E87]-[.F87])" office:value-type="float" office:value="0.00752207381530923" calcext:value-type="float">
            <text:p>0.008</text:p>
          </table:table-cell>
          <table:table-cell table:formula="of:=[.G87]/[.E87]" office:value-type="percentage" office:value="0.000227993599999935" calcext:value-type="percentage">
            <text:p>0.0228%</text:p>
          </table:table-cell>
          <table:table-cell table:formula="of:=[.$J$1]-[.F87]" office:value-type="float" office:value="-33" calcext:value-type="float">
            <text:p>-33</text:p>
          </table:table-cell>
          <table:table-cell table:formula="of:=DEC2HEX([.I87])" office:value-type="string" office:string-value="FFFFFFFFDF" calcext:value-type="string">
            <text:p>FFFFFFFFDF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g′′′′</text:p>
          </table:table-cell>
          <table:table-cell office:value-type="string" calcext:value-type="string">
            <text:p>G7</text:p>
          </table:table-cell>
          <table:table-cell office:value-type="float" office:value="3135.963" calcext:value-type="float">
            <text:p>3135.963</text:p>
          </table:table-cell>
          <table:table-cell table:formula="of:=[.$B$3]/[.D88]" office:value-type="float" office:value="31.1407532550607" calcext:value-type="float">
            <text:p>31.141</text:p>
          </table:table-cell>
          <table:table-cell table:formula="of:=ROUND([.E88];0)" office:value-type="float" office:value="31" calcext:value-type="float">
            <text:p>31</text:p>
          </table:table-cell>
          <table:table-cell table:formula="of:=ABS([.E88]-[.F88])" office:value-type="float" office:value="0.140753255060723" calcext:value-type="float">
            <text:p>0.141</text:p>
          </table:table-cell>
          <table:table-cell table:formula="of:=[.G88]/[.E88]" office:value-type="percentage" office:value="0.0045199052799999" calcext:value-type="percentage">
            <text:p>0.4520%</text:p>
          </table:table-cell>
          <table:table-cell table:formula="of:=[.$J$1]-[.F88]" office:value-type="float" office:value="-31" calcext:value-type="float">
            <text:p>-31</text:p>
          </table:table-cell>
          <table:table-cell table:formula="of:=DEC2HEX([.I88])" office:value-type="string" office:string-value="FFFFFFFFE1" calcext:value-type="string">
            <text:p>FFFFFFFFE1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g♯′′′′/a♭′′′′</text:p>
          </table:table-cell>
          <table:table-cell office:value-type="string" calcext:value-type="string">
            <text:p>G♯7/A♭7</text:p>
          </table:table-cell>
          <table:table-cell office:value-type="float" office:value="3322.438" calcext:value-type="float">
            <text:p>3322.438</text:p>
          </table:table-cell>
          <table:table-cell table:formula="of:=[.$B$3]/[.D89]" office:value-type="float" office:value="29.3929487924229" calcext:value-type="float">
            <text:p>29.393</text:p>
          </table:table-cell>
          <table:table-cell table:formula="of:=ROUND([.E89];0)" office:value-type="float" office:value="29" calcext:value-type="float">
            <text:p>29</text:p>
          </table:table-cell>
          <table:table-cell table:formula="of:=ABS([.E89]-[.F89])" office:value-type="float" office:value="0.392948792422914" calcext:value-type="float">
            <text:p>0.393</text:p>
          </table:table-cell>
          <table:table-cell table:formula="of:=[.G89]/[.E89]" office:value-type="percentage" office:value="0.01336881152" calcext:value-type="percentage">
            <text:p>1.3369%</text:p>
          </table:table-cell>
          <table:table-cell table:formula="of:=[.$J$1]-[.F89]" office:value-type="float" office:value="-29" calcext:value-type="float">
            <text:p>-29</text:p>
          </table:table-cell>
          <table:table-cell table:formula="of:=DEC2HEX([.I89])" office:value-type="string" office:string-value="FFFFFFFFE3" calcext:value-type="string">
            <text:p>FFFFFFFFE3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a′′′′</text:p>
          </table:table-cell>
          <table:table-cell office:value-type="string" calcext:value-type="string">
            <text:p>A7</text:p>
          </table:table-cell>
          <table:table-cell table:style-name="ce4" office:value-type="float" office:value="3520" calcext:value-type="float">
            <text:p>3520</text:p>
          </table:table-cell>
          <table:table-cell table:formula="of:=[.$B$3]/[.D90]" office:value-type="float" office:value="27.7432528409091" calcext:value-type="float">
            <text:p>27.743</text:p>
          </table:table-cell>
          <table:table-cell table:formula="of:=ROUND([.E90];0)" office:value-type="float" office:value="28" calcext:value-type="float">
            <text:p>28</text:p>
          </table:table-cell>
          <table:table-cell table:formula="of:=ABS([.E90]-[.F90])" office:value-type="float" office:value="0.25674715909091" calcext:value-type="float">
            <text:p>0.257</text:p>
          </table:table-cell>
          <table:table-cell table:formula="of:=[.G90]/[.E90]" office:value-type="percentage" office:value="0.00925440000000004" calcext:value-type="percentage">
            <text:p>0.9254%</text:p>
          </table:table-cell>
          <table:table-cell table:formula="of:=[.$J$1]-[.F90]" office:value-type="float" office:value="-28" calcext:value-type="float">
            <text:p>-28</text:p>
          </table:table-cell>
          <table:table-cell table:formula="of:=DEC2HEX([.I90])" office:value-type="string" office:string-value="FFFFFFFFE4" calcext:value-type="string">
            <text:p>FFFFFFFFE4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a♯′′′′/b♭′′′′</text:p>
          </table:table-cell>
          <table:table-cell office:value-type="string" calcext:value-type="string">
            <text:p>A♯7/B♭7</text:p>
          </table:table-cell>
          <table:table-cell office:value-type="float" office:value="3729.31" calcext:value-type="float">
            <text:p>3729.31</text:p>
          </table:table-cell>
          <table:table-cell table:formula="of:=[.$B$3]/[.D91]" office:value-type="float" office:value="26.1861443537813" calcext:value-type="float">
            <text:p>26.186</text:p>
          </table:table-cell>
          <table:table-cell table:formula="of:=ROUND([.E91];0)" office:value-type="float" office:value="26" calcext:value-type="float">
            <text:p>26</text:p>
          </table:table-cell>
          <table:table-cell table:formula="of:=ABS([.E91]-[.F91])" office:value-type="float" office:value="0.186144353781263" calcext:value-type="float">
            <text:p>0.186</text:p>
          </table:table-cell>
          <table:table-cell table:formula="of:=[.G91]/[.E91]" office:value-type="percentage" office:value="0.0071085056" calcext:value-type="percentage">
            <text:p>0.7109%</text:p>
          </table:table-cell>
          <table:table-cell table:formula="of:=[.$J$1]-[.F91]" office:value-type="float" office:value="-26" calcext:value-type="float">
            <text:p>-26</text:p>
          </table:table-cell>
          <table:table-cell table:formula="of:=DEC2HEX([.I91])" office:value-type="string" office:string-value="FFFFFFFFE6" calcext:value-type="string">
            <text:p>FFFFFFFFE6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b′′′′</text:p>
          </table:table-cell>
          <table:table-cell office:value-type="string" calcext:value-type="string">
            <text:p>B7</text:p>
          </table:table-cell>
          <table:table-cell office:value-type="float" office:value="3951.066" calcext:value-type="float">
            <text:p>3951.066</text:p>
          </table:table-cell>
          <table:table-cell table:formula="of:=[.$B$3]/[.D92]" office:value-type="float" office:value="24.7164309581262" calcext:value-type="float">
            <text:p>24.716</text:p>
          </table:table-cell>
          <table:table-cell table:formula="of:=ROUND([.E92];0)" office:value-type="float" office:value="25" calcext:value-type="float">
            <text:p>25</text:p>
          </table:table-cell>
          <table:table-cell table:formula="of:=ABS([.E92]-[.F92])" office:value-type="float" office:value="0.283569041873761" calcext:value-type="float">
            <text:p>0.284</text:p>
          </table:table-cell>
          <table:table-cell table:formula="of:=[.G92]/[.E92]" office:value-type="percentage" office:value="0.0114728959999999" calcext:value-type="percentage">
            <text:p>1.1473%</text:p>
          </table:table-cell>
          <table:table-cell table:formula="of:=[.$J$1]-[.F92]" office:value-type="float" office:value="-25" calcext:value-type="float">
            <text:p>-25</text:p>
          </table:table-cell>
          <table:table-cell table:formula="of:=DEC2HEX([.I92])" office:value-type="string" office:string-value="FFFFFFFFE7" calcext:value-type="string">
            <text:p>FFFFFFFFE7</text:p>
          </table:table-cell>
        </table:table-row>
        <table:table-row table:style-name="ro1">
          <table:table-cell table:style-name="Default" table:number-columns-repeated="7"/>
          <table:table-cell table:style-name="ce20" table:formula="of:=MAX([.H6:.H92])" office:value-type="percentage" office:value="0.01336881152" calcext:value-type="percentage">
            <text:p>1.34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4" number:min-decimal-places="4" number:min-integer-digits="1"/>
    </number:number-style>
    <number:percentage-style style:name="N135">
      <number:number number:decimal-places="4" number:min-decimal-places="4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9T11:37:49.277000000</meta:creation-date>
    <dc:date>2022-08-29T12:00:36.136000000</dc:date>
    <meta:editing-duration>PT10M30S</meta:editing-duration>
    <meta:editing-cycles>2</meta:editing-cycles>
    <meta:generator>LibreOffice/7.3.4.2$Windows_X86_64 LibreOffice_project/728fec16bd5f605073805c3c9e7c4212a0120dc5</meta:generator>
    <meta:document-statistic meta:table-count="1" meta:cell-count="888" meta:object-count="0"/>
  </office:meta>
</office:document-meta>
</file>